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21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29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6_min_d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ce13"/>
        <table:table-column table:style-name="co2" table:number-columns-repeated="4" table:default-cell-style-name="ce6"/>
        <table:table-row table:style-name="ro1">
          <table:table-cell table:number-columns-repeated="4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9" table:number-rows-spanned="1">
            <text:p>Players Dice Pool Size</text:p>
          </table:table-cell>
          <table:covered-table-cell table:number-columns-repeated="8" table:style-name="Default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ifficulty</text:p>
          </table:table-cell>
          <table:table-cell table:style-name="ce3" office:value-type="string" calcext:value-type="string">
            <text:p>Dice Used</text:p>
          </table:table-cell>
          <table:table-cell table:style-name="ce3" office:value-type="string" calcext:value-type="string">
            <text:p>Avg Cost in Sixths of a 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antrip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5]" office:value-type="float" office:value="1" calcext:value-type="float">
            <text:p>1</text:p>
          </table:table-cell>
          <table:table-cell table:formula="of:=IF([.$C5]&lt;=[.E$4]; ([.E$4]-[.$D5]+1) *6; &quot;-&quot;)" office:value-type="float" office:value="6" calcext:value-type="float">
            <text:p>6</text:p>
          </table:table-cell>
          <table:table-cell table:formula="of:=IF([.$C5]&lt;=[.F$4]; ([.F$4]-[.$D5]+1) *6; &quot;-&quot;)" office:value-type="float" office:value="12" calcext:value-type="float">
            <text:p>12</text:p>
          </table:table-cell>
          <table:table-cell table:formula="of:=IF([.$C5]&lt;=[.G$4]; ([.G$4]-[.$D5]+1) *6; &quot;-&quot;)" office:value-type="float" office:value="18" calcext:value-type="float">
            <text:p>18</text:p>
          </table:table-cell>
          <table:table-cell table:formula="of:=IF([.$C5]&lt;=[.H$4]; ([.H$4]-[.$D5]+1) *6; &quot;-&quot;)" office:value-type="float" office:value="24" calcext:value-type="float">
            <text:p>24</text:p>
          </table:table-cell>
          <table:table-cell table:formula="of:=IF([.$C5]&lt;=[.I$4]; ([.I$4]-[.$D5]+1) *6; &quot;-&quot;)" office:value-type="float" office:value="30" calcext:value-type="float">
            <text:p>30</text:p>
          </table:table-cell>
          <table:table-cell table:formula="of:=IF([.$C5]&lt;=[.J$4]; ([.J$4]-[.$D5]+1) *6; &quot;-&quot;)" office:value-type="float" office:value="36" calcext:value-type="float">
            <text:p>36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Cantrip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6]" office:value-type="float" office:value="1" calcext:value-type="float">
            <text:p>1</text:p>
          </table:table-cell>
          <table:table-cell table:formula="of:=IF([.$C6]&lt;=[.E$4]; ([.E$4]-[.$D6]+1) *6; &quot;-&quot;)" office:value-type="float" office:value="6" calcext:value-type="float">
            <text:p>6</text:p>
          </table:table-cell>
          <table:table-cell table:formula="of:=IF([.$C6]&lt;=[.F$4]; ([.F$4]-[.$D6]+1) *6; &quot;-&quot;)" office:value-type="float" office:value="12" calcext:value-type="float">
            <text:p>12</text:p>
          </table:table-cell>
          <table:table-cell table:formula="of:=IF([.$C6]&lt;=[.G$4]; ([.G$4]-[.$D6]+1) *6; &quot;-&quot;)" office:value-type="float" office:value="18" calcext:value-type="float">
            <text:p>18</text:p>
          </table:table-cell>
          <table:table-cell table:formula="of:=IF([.$C6]&lt;=[.H$4]; ([.H$4]-[.$D6]+1) *6; &quot;-&quot;)" office:value-type="float" office:value="24" calcext:value-type="float">
            <text:p>24</text:p>
          </table:table-cell>
          <table:table-cell table:formula="of:=IF([.$C6]&lt;=[.I$4]; ([.I$4]-[.$D6]+1) *6; &quot;-&quot;)" office:value-type="float" office:value="30" calcext:value-type="float">
            <text:p>30</text:p>
          </table:table-cell>
          <table:table-cell table:formula="of:=IF([.$C6]&lt;=[.J$4]; ([.J$4]-[.$D6]+1) *6; &quot;-&quot;)" office:value-type="float" office:value="36" calcext:value-type="float">
            <text:p>36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IF([.$C7]&lt;=[.E$4]; ([.E$4]-[.$D7]+1) *6; &quot;-&quot;)" office:value-type="float" office:value="6" calcext:value-type="float">
            <text:p>6</text:p>
          </table:table-cell>
          <table:table-cell table:formula="of:=IF([.$C7]&lt;=[.F$4]; ([.F$4]-[.$D7]+1) *6; &quot;-&quot;)" office:value-type="float" office:value="12" calcext:value-type="float">
            <text:p>12</text:p>
          </table:table-cell>
          <table:table-cell table:formula="of:=IF([.$C7]&lt;=[.G$4]; ([.G$4]-[.$D7]+1) *6; &quot;-&quot;)" office:value-type="float" office:value="18" calcext:value-type="float">
            <text:p>18</text:p>
          </table:table-cell>
          <table:table-cell table:formula="of:=IF([.$C7]&lt;=[.H$4]; ([.H$4]-[.$D7]+1) *6; &quot;-&quot;)" office:value-type="float" office:value="24" calcext:value-type="float">
            <text:p>24</text:p>
          </table:table-cell>
          <table:table-cell table:formula="of:=IF([.$C7]&lt;=[.I$4]; ([.I$4]-[.$D7]+1) *6; &quot;-&quot;)" office:value-type="float" office:value="30" calcext:value-type="float">
            <text:p>30</text:p>
          </table:table-cell>
          <table:table-cell table:formula="of:=IF([.$C7]&lt;=[.J$4]; ([.J$4]-[.$D7]+1) *6; &quot;-&quot;)" office:value-type="float" office:value="36" calcext:value-type="float">
            <text:p>3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<text:span text:style-name="T1">st</text:span> level spell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8]" office:value-type="float" office:value="1" calcext:value-type="float">
            <text:p>1</text:p>
          </table:table-cell>
          <table:table-cell table:formula="of:=IF([.$C8]&lt;=[.E$4]; ([.E$4]-[.$D8]+1) *6; &quot;-&quot;)" office:value-type="float" office:value="6" calcext:value-type="float">
            <text:p>6</text:p>
          </table:table-cell>
          <table:table-cell table:formula="of:=IF([.$C8]&lt;=[.F$4]; ([.F$4]-[.$D8]+1) *6; &quot;-&quot;)" office:value-type="float" office:value="12" calcext:value-type="float">
            <text:p>12</text:p>
          </table:table-cell>
          <table:table-cell table:formula="of:=IF([.$C8]&lt;=[.G$4]; ([.G$4]-[.$D8]+1) *6; &quot;-&quot;)" office:value-type="float" office:value="18" calcext:value-type="float">
            <text:p>18</text:p>
          </table:table-cell>
          <table:table-cell table:formula="of:=IF([.$C8]&lt;=[.H$4]; ([.H$4]-[.$D8]+1) *6; &quot;-&quot;)" office:value-type="float" office:value="24" calcext:value-type="float">
            <text:p>24</text:p>
          </table:table-cell>
          <table:table-cell table:formula="of:=IF([.$C8]&lt;=[.I$4]; ([.I$4]-[.$D8]+1) *6; &quot;-&quot;)" office:value-type="float" office:value="30" calcext:value-type="float">
            <text:p>30</text:p>
          </table:table-cell>
          <table:table-cell table:formula="of:=IF([.$C8]&lt;=[.J$4]; ([.J$4]-[.$D8]+1) *6; &quot;-&quot;)" office:value-type="float" office:value="36" calcext:value-type="float">
            <text:p>36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IF([.$C9]&lt;=[.E$4]; ([.E$4]-[.$D9]+1) *6; &quot;-&quot;)" office:value-type="float" office:value="6" calcext:value-type="float">
            <text:p>6</text:p>
          </table:table-cell>
          <table:table-cell table:formula="of:=IF([.$C9]&lt;=[.F$4]; ([.F$4]-[.$D9]+1) *6; &quot;-&quot;)" office:value-type="float" office:value="12" calcext:value-type="float">
            <text:p>12</text:p>
          </table:table-cell>
          <table:table-cell table:formula="of:=IF([.$C9]&lt;=[.G$4]; ([.G$4]-[.$D9]+1) *6; &quot;-&quot;)" office:value-type="float" office:value="18" calcext:value-type="float">
            <text:p>18</text:p>
          </table:table-cell>
          <table:table-cell table:formula="of:=IF([.$C9]&lt;=[.H$4]; ([.H$4]-[.$D9]+1) *6; &quot;-&quot;)" office:value-type="float" office:value="24" calcext:value-type="float">
            <text:p>24</text:p>
          </table:table-cell>
          <table:table-cell table:formula="of:=IF([.$C9]&lt;=[.I$4]; ([.I$4]-[.$D9]+1) *6; &quot;-&quot;)" office:value-type="float" office:value="30" calcext:value-type="float">
            <text:p>30</text:p>
          </table:table-cell>
          <table:table-cell table:formula="of:=IF([.$C9]&lt;=[.J$4]; ([.J$4]-[.$D9]+1) *6; &quot;-&quot;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IF([.$C10]&lt;=[.E$4]; ([.E$4]-[.$D10]+1) *6; &quot;-&quot;)" office:value-type="string" office:string-value="-" calcext:value-type="string">
            <text:p>-</text:p>
          </table:table-cell>
          <table:table-cell table:formula="of:=IF([.$C10]&lt;=[.F$4]; ([.F$4]-[.$D10]+1) *6; &quot;-&quot;)" office:value-type="float" office:value="6" calcext:value-type="float">
            <text:p>6</text:p>
          </table:table-cell>
          <table:table-cell table:formula="of:=IF([.$C10]&lt;=[.G$4]; ([.G$4]-[.$D10]+1) *6; &quot;-&quot;)" office:value-type="float" office:value="12" calcext:value-type="float">
            <text:p>12</text:p>
          </table:table-cell>
          <table:table-cell table:formula="of:=IF([.$C10]&lt;=[.H$4]; ([.H$4]-[.$D10]+1) *6; &quot;-&quot;)" office:value-type="float" office:value="18" calcext:value-type="float">
            <text:p>18</text:p>
          </table:table-cell>
          <table:table-cell table:formula="of:=IF([.$C10]&lt;=[.I$4]; ([.I$4]-[.$D10]+1) *6; &quot;-&quot;)" office:value-type="float" office:value="24" calcext:value-type="float">
            <text:p>24</text:p>
          </table:table-cell>
          <table:table-cell table:formula="of:=IF([.$C10]&lt;=[.J$4]; ([.J$4]-[.$D10]+1) *6; &quot;-&quot;)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Level Spell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C11]" office:value-type="float" office:value="2" calcext:value-type="float">
            <text:p>2</text:p>
          </table:table-cell>
          <table:table-cell table:formula="of:=IF([.$C11]&lt;=[.E$4]; ([.E$4]-[.$D11]+1) *6; &quot;-&quot;)" office:value-type="string" office:string-value="-" calcext:value-type="string">
            <text:p>-</text:p>
          </table:table-cell>
          <table:table-cell table:formula="of:=IF([.$C11]&lt;=[.F$4]; ([.F$4]-[.$D11]+1) *6; &quot;-&quot;)" office:value-type="float" office:value="6" calcext:value-type="float">
            <text:p>6</text:p>
          </table:table-cell>
          <table:table-cell table:formula="of:=IF([.$C11]&lt;=[.G$4]; ([.G$4]-[.$D11]+1) *6; &quot;-&quot;)" office:value-type="float" office:value="12" calcext:value-type="float">
            <text:p>12</text:p>
          </table:table-cell>
          <table:table-cell table:formula="of:=IF([.$C11]&lt;=[.H$4]; ([.H$4]-[.$D11]+1) *6; &quot;-&quot;)" office:value-type="float" office:value="18" calcext:value-type="float">
            <text:p>18</text:p>
          </table:table-cell>
          <table:table-cell table:formula="of:=IF([.$C11]&lt;=[.I$4]; ([.I$4]-[.$D11]+1) *6; &quot;-&quot;)" office:value-type="float" office:value="24" calcext:value-type="float">
            <text:p>24</text:p>
          </table:table-cell>
          <table:table-cell table:formula="of:=IF([.$C11]&lt;=[.J$4]; ([.J$4]-[.$D11]+1) *6; &quot;-&quot;)" office:value-type="float" office:value="30" calcext:value-type="float">
            <text:p>30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IF([.$C12]&lt;=[.E$4]; ([.E$4]-[.$D12]+1) *6; &quot;-&quot;)" office:value-type="string" office:string-value="-" calcext:value-type="string">
            <text:p>-</text:p>
          </table:table-cell>
          <table:table-cell table:formula="of:=IF([.$C12]&lt;=[.F$4]; ([.F$4]-[.$D12]+1) *6; &quot;-&quot;)" office:value-type="float" office:value="6" calcext:value-type="float">
            <text:p>6</text:p>
          </table:table-cell>
          <table:table-cell table:formula="of:=IF([.$C12]&lt;=[.G$4]; ([.G$4]-[.$D12]+1) *6; &quot;-&quot;)" office:value-type="float" office:value="12" calcext:value-type="float">
            <text:p>12</text:p>
          </table:table-cell>
          <table:table-cell table:formula="of:=IF([.$C12]&lt;=[.H$4]; ([.H$4]-[.$D12]+1) *6; &quot;-&quot;)" office:value-type="float" office:value="18" calcext:value-type="float">
            <text:p>18</text:p>
          </table:table-cell>
          <table:table-cell table:formula="of:=IF([.$C12]&lt;=[.I$4]; ([.I$4]-[.$D12]+1) *6; &quot;-&quot;)" office:value-type="float" office:value="24" calcext:value-type="float">
            <text:p>24</text:p>
          </table:table-cell>
          <table:table-cell table:formula="of:=IF([.$C12]&lt;=[.J$4]; ([.J$4]-[.$D12]+1) *6; &quot;-&quot;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IF([.$C13]&lt;=[.E$4]; ([.E$4]-[.$D13]+1) *6; &quot;-&quot;)" office:value-type="string" office:string-value="-" calcext:value-type="string">
            <text:p>-</text:p>
          </table:table-cell>
          <table:table-cell table:formula="of:=IF([.$C13]&lt;=[.F$4]; ([.F$4]-[.$D13]+1) *6; &quot;-&quot;)" office:value-type="float" office:value="6" calcext:value-type="float">
            <text:p>6</text:p>
          </table:table-cell>
          <table:table-cell table:formula="of:=IF([.$C13]&lt;=[.G$4]; ([.G$4]-[.$D13]+1) *6; &quot;-&quot;)" office:value-type="float" office:value="12" calcext:value-type="float">
            <text:p>12</text:p>
          </table:table-cell>
          <table:table-cell table:formula="of:=IF([.$C13]&lt;=[.H$4]; ([.H$4]-[.$D13]+1) *6; &quot;-&quot;)" office:value-type="float" office:value="18" calcext:value-type="float">
            <text:p>18</text:p>
          </table:table-cell>
          <table:table-cell table:formula="of:=IF([.$C13]&lt;=[.I$4]; ([.I$4]-[.$D13]+1) *6; &quot;-&quot;)" office:value-type="float" office:value="24" calcext:value-type="float">
            <text:p>24</text:p>
          </table:table-cell>
          <table:table-cell table:formula="of:=IF([.$C13]&lt;=[.J$4]; ([.J$4]-[.$D13]+1) *6; &quot;-&quot;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IF([.$C14]&lt;=[.E$4]; ([.E$4]-[.$D14]+1) *6; &quot;-&quot;)" office:value-type="string" office:string-value="-" calcext:value-type="string">
            <text:p>-</text:p>
          </table:table-cell>
          <table:table-cell table:formula="of:=IF([.$C14]&lt;=[.F$4]; ([.F$4]-[.$D14]+1) *6; &quot;-&quot;)" office:value-type="float" office:value="6" calcext:value-type="float">
            <text:p>6</text:p>
          </table:table-cell>
          <table:table-cell table:formula="of:=IF([.$C14]&lt;=[.G$4]; ([.G$4]-[.$D14]+1) *6; &quot;-&quot;)" office:value-type="float" office:value="12" calcext:value-type="float">
            <text:p>12</text:p>
          </table:table-cell>
          <table:table-cell table:formula="of:=IF([.$C14]&lt;=[.H$4]; ([.H$4]-[.$D14]+1) *6; &quot;-&quot;)" office:value-type="float" office:value="18" calcext:value-type="float">
            <text:p>18</text:p>
          </table:table-cell>
          <table:table-cell table:formula="of:=IF([.$C14]&lt;=[.I$4]; ([.I$4]-[.$D14]+1) *6; &quot;-&quot;)" office:value-type="float" office:value="24" calcext:value-type="float">
            <text:p>24</text:p>
          </table:table-cell>
          <table:table-cell table:formula="of:=IF([.$C14]&lt;=[.J$4]; ([.J$4]-[.$D14]+1) *6; &quot;-&quot;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2" calcext:value-type="float">
            <text:p>2</text:p>
          </table:table-cell>
          <table:table-cell table:formula="of:=IF([.$C15]&lt;=[.E$4]; ([.E$4]-[.$D15]+1) *6; &quot;-&quot;)" office:value-type="string" office:string-value="-" calcext:value-type="string">
            <text:p>-</text:p>
          </table:table-cell>
          <table:table-cell table:formula="of:=IF([.$C15]&lt;=[.F$4]; ([.F$4]-[.$D15]+1) *6; &quot;-&quot;)" office:value-type="float" office:value="6" calcext:value-type="float">
            <text:p>6</text:p>
          </table:table-cell>
          <table:table-cell table:formula="of:=IF([.$C15]&lt;=[.G$4]; ([.G$4]-[.$D15]+1) *6; &quot;-&quot;)" office:value-type="float" office:value="12" calcext:value-type="float">
            <text:p>12</text:p>
          </table:table-cell>
          <table:table-cell table:formula="of:=IF([.$C15]&lt;=[.H$4]; ([.H$4]-[.$D15]+1) *6; &quot;-&quot;)" office:value-type="float" office:value="18" calcext:value-type="float">
            <text:p>18</text:p>
          </table:table-cell>
          <table:table-cell table:formula="of:=IF([.$C15]&lt;=[.I$4]; ([.I$4]-[.$D15]+1) *6; &quot;-&quot;)" office:value-type="float" office:value="24" calcext:value-type="float">
            <text:p>24</text:p>
          </table:table-cell>
          <table:table-cell table:formula="of:=IF([.$C15]&lt;=[.J$4]; ([.J$4]-[.$D15]+1) *6; &quot;-&quot;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16]" office:value-type="float" office:value="3" calcext:value-type="float">
            <text:p>3</text:p>
          </table:table-cell>
          <table:table-cell table:formula="of:=IF([.$C16]&lt;=[.E$4]; ([.E$4]-[.$D16]+1) *6; &quot;-&quot;)" office:value-type="string" office:string-value="-" calcext:value-type="string">
            <text:p>-</text:p>
          </table:table-cell>
          <table:table-cell table:formula="of:=IF([.$C16]&lt;=[.F$4]; ([.F$4]-[.$D16]+1) *6; &quot;-&quot;)" office:value-type="string" office:string-value="-" calcext:value-type="string">
            <text:p>-</text:p>
          </table:table-cell>
          <table:table-cell table:formula="of:=IF([.$C16]&lt;=[.G$4]; ([.G$4]-[.$D16]+1) *6; &quot;-&quot;)" office:value-type="float" office:value="6" calcext:value-type="float">
            <text:p>6</text:p>
          </table:table-cell>
          <table:table-cell table:formula="of:=IF([.$C16]&lt;=[.H$4]; ([.H$4]-[.$D16]+1) *6; &quot;-&quot;)" office:value-type="float" office:value="12" calcext:value-type="float">
            <text:p>12</text:p>
          </table:table-cell>
          <table:table-cell table:formula="of:=IF([.$C16]&lt;=[.I$4]; ([.I$4]-[.$D16]+1) *6; &quot;-&quot;)" office:value-type="float" office:value="18" calcext:value-type="float">
            <text:p>18</text:p>
          </table:table-cell>
          <table:table-cell table:formula="of:=IF([.$C16]&lt;=[.J$4]; ([.J$4]-[.$D16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3" calcext:value-type="float">
            <text:p>3</text:p>
          </table:table-cell>
          <table:table-cell table:formula="of:=IF([.$C17]&lt;=[.E$4]; ([.E$4]-[.$D17]+1) *6; &quot;-&quot;)" office:value-type="string" office:string-value="-" calcext:value-type="string">
            <text:p>-</text:p>
          </table:table-cell>
          <table:table-cell table:formula="of:=IF([.$C17]&lt;=[.F$4]; ([.F$4]-[.$D17]+1) *6; &quot;-&quot;)" office:value-type="string" office:string-value="-" calcext:value-type="string">
            <text:p>-</text:p>
          </table:table-cell>
          <table:table-cell table:formula="of:=IF([.$C17]&lt;=[.G$4]; ([.G$4]-[.$D17]+1) *6; &quot;-&quot;)" office:value-type="float" office:value="6" calcext:value-type="float">
            <text:p>6</text:p>
          </table:table-cell>
          <table:table-cell table:formula="of:=IF([.$C17]&lt;=[.H$4]; ([.H$4]-[.$D17]+1) *6; &quot;-&quot;)" office:value-type="float" office:value="12" calcext:value-type="float">
            <text:p>12</text:p>
          </table:table-cell>
          <table:table-cell table:formula="of:=IF([.$C17]&lt;=[.I$4]; ([.I$4]-[.$D17]+1) *6; &quot;-&quot;)" office:value-type="float" office:value="18" calcext:value-type="float">
            <text:p>18</text:p>
          </table:table-cell>
          <table:table-cell table:formula="of:=IF([.$C17]&lt;=[.J$4]; ([.J$4]-[.$D17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18]" office:value-type="float" office:value="3" calcext:value-type="float">
            <text:p>3</text:p>
          </table:table-cell>
          <table:table-cell table:formula="of:=IF([.$C18]&lt;=[.E$4]; ([.E$4]-[.$D18]+1) *6; &quot;-&quot;)" office:value-type="string" office:string-value="-" calcext:value-type="string">
            <text:p>-</text:p>
          </table:table-cell>
          <table:table-cell table:formula="of:=IF([.$C18]&lt;=[.F$4]; ([.F$4]-[.$D18]+1) *6; &quot;-&quot;)" office:value-type="string" office:string-value="-" calcext:value-type="string">
            <text:p>-</text:p>
          </table:table-cell>
          <table:table-cell table:formula="of:=IF([.$C18]&lt;=[.G$4]; ([.G$4]-[.$D18]+1) *6; &quot;-&quot;)" office:value-type="float" office:value="6" calcext:value-type="float">
            <text:p>6</text:p>
          </table:table-cell>
          <table:table-cell table:formula="of:=IF([.$C18]&lt;=[.H$4]; ([.H$4]-[.$D18]+1) *6; &quot;-&quot;)" office:value-type="float" office:value="12" calcext:value-type="float">
            <text:p>12</text:p>
          </table:table-cell>
          <table:table-cell table:formula="of:=IF([.$C18]&lt;=[.I$4]; ([.I$4]-[.$D18]+1) *6; &quot;-&quot;)" office:value-type="float" office:value="18" calcext:value-type="float">
            <text:p>18</text:p>
          </table:table-cell>
          <table:table-cell table:formula="of:=IF([.$C18]&lt;=[.J$4]; ([.J$4]-[.$D18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19]" office:value-type="float" office:value="3" calcext:value-type="float">
            <text:p>3</text:p>
          </table:table-cell>
          <table:table-cell table:formula="of:=IF([.$C19]&lt;=[.E$4]; ([.E$4]-[.$D19]+1) *6; &quot;-&quot;)" office:value-type="string" office:string-value="-" calcext:value-type="string">
            <text:p>-</text:p>
          </table:table-cell>
          <table:table-cell table:formula="of:=IF([.$C19]&lt;=[.F$4]; ([.F$4]-[.$D19]+1) *6; &quot;-&quot;)" office:value-type="string" office:string-value="-" calcext:value-type="string">
            <text:p>-</text:p>
          </table:table-cell>
          <table:table-cell table:formula="of:=IF([.$C19]&lt;=[.G$4]; ([.G$4]-[.$D19]+1) *6; &quot;-&quot;)" office:value-type="float" office:value="6" calcext:value-type="float">
            <text:p>6</text:p>
          </table:table-cell>
          <table:table-cell table:formula="of:=IF([.$C19]&lt;=[.H$4]; ([.H$4]-[.$D19]+1) *6; &quot;-&quot;)" office:value-type="float" office:value="12" calcext:value-type="float">
            <text:p>12</text:p>
          </table:table-cell>
          <table:table-cell table:formula="of:=IF([.$C19]&lt;=[.I$4]; ([.I$4]-[.$D19]+1) *6; &quot;-&quot;)" office:value-type="float" office:value="18" calcext:value-type="float">
            <text:p>18</text:p>
          </table:table-cell>
          <table:table-cell table:formula="of:=IF([.$C19]&lt;=[.J$4]; ([.J$4]-[.$D19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20]" office:value-type="float" office:value="3" calcext:value-type="float">
            <text:p>3</text:p>
          </table:table-cell>
          <table:table-cell table:formula="of:=IF([.$C20]&lt;=[.E$4]; ([.E$4]-[.$D20]+1) *6; &quot;-&quot;)" office:value-type="string" office:string-value="-" calcext:value-type="string">
            <text:p>-</text:p>
          </table:table-cell>
          <table:table-cell table:formula="of:=IF([.$C20]&lt;=[.F$4]; ([.F$4]-[.$D20]+1) *6; &quot;-&quot;)" office:value-type="string" office:string-value="-" calcext:value-type="string">
            <text:p>-</text:p>
          </table:table-cell>
          <table:table-cell table:formula="of:=IF([.$C20]&lt;=[.G$4]; ([.G$4]-[.$D20]+1) *6; &quot;-&quot;)" office:value-type="float" office:value="6" calcext:value-type="float">
            <text:p>6</text:p>
          </table:table-cell>
          <table:table-cell table:formula="of:=IF([.$C20]&lt;=[.H$4]; ([.H$4]-[.$D20]+1) *6; &quot;-&quot;)" office:value-type="float" office:value="12" calcext:value-type="float">
            <text:p>12</text:p>
          </table:table-cell>
          <table:table-cell table:formula="of:=IF([.$C20]&lt;=[.I$4]; ([.I$4]-[.$D20]+1) *6; &quot;-&quot;)" office:value-type="float" office:value="18" calcext:value-type="float">
            <text:p>18</text:p>
          </table:table-cell>
          <table:table-cell table:formula="of:=IF([.$C20]&lt;=[.J$4]; ([.J$4]-[.$D20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21]" office:value-type="float" office:value="3" calcext:value-type="float">
            <text:p>3</text:p>
          </table:table-cell>
          <table:table-cell table:formula="of:=IF([.$C21]&lt;=[.E$4]; ([.E$4]-[.$D21]+1) *6; &quot;-&quot;)" office:value-type="string" office:string-value="-" calcext:value-type="string">
            <text:p>-</text:p>
          </table:table-cell>
          <table:table-cell table:formula="of:=IF([.$C21]&lt;=[.F$4]; ([.F$4]-[.$D21]+1) *6; &quot;-&quot;)" office:value-type="string" office:string-value="-" calcext:value-type="string">
            <text:p>-</text:p>
          </table:table-cell>
          <table:table-cell table:formula="of:=IF([.$C21]&lt;=[.G$4]; ([.G$4]-[.$D21]+1) *6; &quot;-&quot;)" office:value-type="float" office:value="6" calcext:value-type="float">
            <text:p>6</text:p>
          </table:table-cell>
          <table:table-cell table:formula="of:=IF([.$C21]&lt;=[.H$4]; ([.H$4]-[.$D21]+1) *6; &quot;-&quot;)" office:value-type="float" office:value="12" calcext:value-type="float">
            <text:p>12</text:p>
          </table:table-cell>
          <table:table-cell table:formula="of:=IF([.$C21]&lt;=[.I$4]; ([.I$4]-[.$D21]+1) *6; &quot;-&quot;)" office:value-type="float" office:value="18" calcext:value-type="float">
            <text:p>18</text:p>
          </table:table-cell>
          <table:table-cell table:formula="of:=IF([.$C21]&lt;=[.J$4]; ([.J$4]-[.$D21]+1) *6; &quot;-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4" calcext:value-type="float">
            <text:p>4</text:p>
          </table:table-cell>
          <table:table-cell table:formula="of:=IF([.$C22]&lt;=[.E$4]; ([.E$4]-[.$D22]+1) *6; &quot;-&quot;)" office:value-type="string" office:string-value="-" calcext:value-type="string">
            <text:p>-</text:p>
          </table:table-cell>
          <table:table-cell table:formula="of:=IF([.$C22]&lt;=[.F$4]; ([.F$4]-[.$D22]+1) *6; &quot;-&quot;)" office:value-type="string" office:string-value="-" calcext:value-type="string">
            <text:p>-</text:p>
          </table:table-cell>
          <table:table-cell table:formula="of:=IF([.$C22]&lt;=[.G$4]; ([.G$4]-[.$D22]+1) *6; &quot;-&quot;)" office:value-type="string" office:string-value="-" calcext:value-type="string">
            <text:p>-</text:p>
          </table:table-cell>
          <table:table-cell table:formula="of:=IF([.$C22]&lt;=[.H$4]; ([.H$4]-[.$D22]+1) *6; &quot;-&quot;)" office:value-type="float" office:value="6" calcext:value-type="float">
            <text:p>6</text:p>
          </table:table-cell>
          <table:table-cell table:formula="of:=IF([.$C22]&lt;=[.I$4]; ([.I$4]-[.$D22]+1) *6; &quot;-&quot;)" office:value-type="float" office:value="12" calcext:value-type="float">
            <text:p>12</text:p>
          </table:table-cell>
          <table:table-cell table:formula="of:=IF([.$C22]&lt;=[.J$4]; ([.J$4]-[.$D22]+1) *6; &quot;-&quot;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3]" office:value-type="float" office:value="4" calcext:value-type="float">
            <text:p>4</text:p>
          </table:table-cell>
          <table:table-cell table:formula="of:=IF([.$C23]&lt;=[.E$4]; ([.E$4]-[.$D23]+1) *6; &quot;-&quot;)" office:value-type="string" office:string-value="-" calcext:value-type="string">
            <text:p>-</text:p>
          </table:table-cell>
          <table:table-cell table:formula="of:=IF([.$C23]&lt;=[.F$4]; ([.F$4]-[.$D23]+1) *6; &quot;-&quot;)" office:value-type="string" office:string-value="-" calcext:value-type="string">
            <text:p>-</text:p>
          </table:table-cell>
          <table:table-cell table:formula="of:=IF([.$C23]&lt;=[.G$4]; ([.G$4]-[.$D23]+1) *6; &quot;-&quot;)" office:value-type="string" office:string-value="-" calcext:value-type="string">
            <text:p>-</text:p>
          </table:table-cell>
          <table:table-cell table:formula="of:=IF([.$C23]&lt;=[.H$4]; ([.H$4]-[.$D23]+1) *6; &quot;-&quot;)" office:value-type="float" office:value="6" calcext:value-type="float">
            <text:p>6</text:p>
          </table:table-cell>
          <table:table-cell table:formula="of:=IF([.$C23]&lt;=[.I$4]; ([.I$4]-[.$D23]+1) *6; &quot;-&quot;)" office:value-type="float" office:value="12" calcext:value-type="float">
            <text:p>12</text:p>
          </table:table-cell>
          <table:table-cell table:formula="of:=IF([.$C23]&lt;=[.J$4]; ([.J$4]-[.$D23]+1) *6; &quot;-&quot;)" office:value-type="float" office:value="18" calcext:value-type="float">
            <text:p>18</text:p>
          </table:table-cell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2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4"/>
        </table:table-row>
      </table:table>
      <table:table table:name="d4_min_dic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number-columns-repeated="1020" table:default-cell-style-name="ce16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10" table:number-rows-spanned="1">
            <text:p>Unlikely Upper Limit of Spells Cast at this Level.</text:p>
          </table:table-cell>
          <table:covered-table-cell table:number-columns-repeated="9"/>
          <table:table-cell table:number-columns-repeated="3"/>
          <table:table-cell table:style-name="ce20" office:value-type="string" calcext:value-type="string" table:number-columns-spanned="10" table:number-rows-spanned="1">
            <text:p>Average Number of Spells Cast at this Level.</text:p>
          </table:table-cell>
          <table:covered-table-cell table:number-columns-repeated="9"/>
          <table:table-cell table:number-columns-repeated="997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0" table:number-rows-spanned="1">
            <text:p>Players Dice Pool Size</text:p>
          </table:table-cell>
          <table:covered-table-cell table:number-columns-repeated="9"/>
          <table:table-cell table:number-columns-repeated="3"/>
          <table:table-cell table:style-name="ce17" office:value-type="string" calcext:value-type="string" table:number-columns-spanned="10" table:number-rows-spanned="1">
            <text:p>Players Dice Pool Size</text:p>
          </table:table-cell>
          <table:covered-table-cell table:number-columns-repeated="9"/>
          <table:table-cell table:number-columns-repeated="997"/>
        </table:table-row>
        <table:table-row table:style-name="ro2">
          <table:table-cell/>
          <table:table-cell table:style-name="ce17" office:value-type="string" calcext:value-type="string">
            <text:p>Difficulty</text:p>
          </table:table-cell>
          <table:table-cell table:style-name="ce19" office:value-type="string" calcext:value-type="string">
            <text:p>Minimum Dice Used</text:p>
          </table:table-cell>
          <table:table-cell table:style-name="ce19" office:value-type="string" calcext:value-type="string">
            <text:p>Cost in Quarters of a Di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9" office:value-type="string" calcext:value-type="string">
            <text:p>Average Dice Used</text:p>
          </table:table-cell>
          <table:table-cell table:style-name="ce19" office:value-type="string" calcext:value-type="string">
            <text:p>Cost in Quarters of a Di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trip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5]" office:value-type="float" office:value="1" calcext:value-type="float">
            <text:p>1</text:p>
          </table:table-cell>
          <table:table-cell table:style-name="ce21" table:formula="of:=IF([.$C5]&lt;=[.E$4]; ([.E$4]-[.$D5]+1) *4; &quot;-&quot;)" office:value-type="float" office:value="4" calcext:value-type="float">
            <text:p>4</text:p>
          </table:table-cell>
          <table:table-cell table:style-name="ce21" table:formula="of:=IF([.$C5]&lt;=[.F$4]; ([.F$4]-[.$D5]+1) *4; &quot;-&quot;)" office:value-type="float" office:value="8" calcext:value-type="float">
            <text:p>8</text:p>
          </table:table-cell>
          <table:table-cell table:style-name="ce21" table:formula="of:=IF([.$C5]&lt;=[.G$4]; ([.G$4]-[.$D5]+1) *4; &quot;-&quot;)" office:value-type="float" office:value="12" calcext:value-type="float">
            <text:p>12</text:p>
          </table:table-cell>
          <table:table-cell table:style-name="ce21" table:formula="of:=IF([.$C5]&lt;=[.H$4]; ([.H$4]-[.$D5]+1) *4; &quot;-&quot;)" office:value-type="float" office:value="16" calcext:value-type="float">
            <text:p>16</text:p>
          </table:table-cell>
          <table:table-cell table:style-name="ce21" table:formula="of:=IF([.$C5]&lt;=[.I$4]; ([.I$4]-[.$D5]+1) *4; &quot;-&quot;)" office:value-type="float" office:value="20" calcext:value-type="float">
            <text:p>20</text:p>
          </table:table-cell>
          <table:table-cell table:style-name="ce21" table:formula="of:=IF([.$C5]&lt;=[.J$4]; ([.J$4]-[.$D5]+1) *4; &quot;-&quot;)" office:value-type="float" office:value="24" calcext:value-type="float">
            <text:p>24</text:p>
          </table:table-cell>
          <table:table-cell table:style-name="ce21" table:formula="of:=IF([.$C5]&lt;=[.K$4]; ([.K$4]-[.$D5]+1) *4; &quot;-&quot;)" office:value-type="float" office:value="28" calcext:value-type="float">
            <text:p>28</text:p>
          </table:table-cell>
          <table:table-cell table:style-name="ce21" table:formula="of:=IF([.$C5]&lt;=[.L$4]; ([.L$4]-[.$D5]+1) *4; &quot;-&quot;)" office:value-type="float" office:value="32" calcext:value-type="float">
            <text:p>32</text:p>
          </table:table-cell>
          <table:table-cell table:style-name="ce21" table:formula="of:=IF([.$C5]&lt;=[.M$4]; ([.M$4]-[.$D5]+1) *4; &quot;-&quot;)" office:value-type="float" office:value="36" calcext:value-type="float">
            <text:p>36</text:p>
          </table:table-cell>
          <table:table-cell table:style-name="ce21" table:formula="of:=IF([.$C5]&lt;=[.N$4]; ([.N$4]-[.$D5]+1) *4; &quot;-&quot;)" office:value-type="float" office:value="40" calcext:value-type="float">
            <text:p>40</text:p>
          </table:table-cell>
          <table:table-cell table:style-name="ce22"/>
          <table:table-cell table:style-name="ce22" table:formula="of:=IF([.B5]/2.5&lt;1; 1; [.B5]/2.5)" office:value-type="float" office:value="1" calcext:value-type="float">
            <text:p>1</text:p>
          </table:table-cell>
          <table:table-cell table:style-name="ce22" table:formula="of:=[.P5]" office:value-type="float" office:value="1" calcext:value-type="float">
            <text:p>1</text:p>
          </table:table-cell>
          <table:table-cell table:style-name="ce21" table:formula="of:=IF(([.R$4]-[.$Q5]+1)&gt;0; ([.R$4]-[.$Q5]+1) *4; &quot;-&quot;)" office:value-type="float" office:value="4" calcext:value-type="float">
            <text:p>4</text:p>
          </table:table-cell>
          <table:table-cell table:style-name="ce21" table:formula="of:=IF(([.S$4]-[.$Q5]+1)&gt;0; ([.S$4]-[.$Q5]+1) *4; &quot;-&quot;)" office:value-type="float" office:value="8" calcext:value-type="float">
            <text:p>8</text:p>
          </table:table-cell>
          <table:table-cell table:style-name="ce21" table:formula="of:=IF(([.T$4]-[.$Q5]+1)&gt;0; ([.T$4]-[.$Q5]+1) *4; &quot;-&quot;)" office:value-type="float" office:value="12" calcext:value-type="float">
            <text:p>12</text:p>
          </table:table-cell>
          <table:table-cell table:style-name="ce21" table:formula="of:=IF(([.U$4]-[.$Q5]+1)&gt;0; ([.U$4]-[.$Q5]+1) *4; &quot;-&quot;)" office:value-type="float" office:value="16" calcext:value-type="float">
            <text:p>16</text:p>
          </table:table-cell>
          <table:table-cell table:style-name="ce21" table:formula="of:=IF(([.V$4]-[.$Q5]+1)&gt;0; ([.V$4]-[.$Q5]+1) *4; &quot;-&quot;)" office:value-type="float" office:value="20" calcext:value-type="float">
            <text:p>20</text:p>
          </table:table-cell>
          <table:table-cell table:style-name="ce21" table:formula="of:=IF(([.W$4]-[.$Q5]+1)&gt;0; ([.W$4]-[.$Q5]+1) *4; &quot;-&quot;)" office:value-type="float" office:value="24" calcext:value-type="float">
            <text:p>24</text:p>
          </table:table-cell>
          <table:table-cell table:style-name="ce21" table:formula="of:=IF(([.X$4]-[.$Q5]+1)&gt;0; ([.X$4]-[.$Q5]+1) *4; &quot;-&quot;)" office:value-type="float" office:value="28" calcext:value-type="float">
            <text:p>28</text:p>
          </table:table-cell>
          <table:table-cell table:style-name="ce21" table:formula="of:=IF(([.Y$4]-[.$Q5]+1)&gt;0; ([.Y$4]-[.$Q5]+1) *4; &quot;-&quot;)" office:value-type="float" office:value="32" calcext:value-type="float">
            <text:p>32</text:p>
          </table:table-cell>
          <table:table-cell table:style-name="ce21" table:formula="of:=IF(([.Z$4]-[.$Q5]+1)&gt;0; ([.Z$4]-[.$Q5]+1) *4; &quot;-&quot;)" office:value-type="float" office:value="36" calcext:value-type="float">
            <text:p>36</text:p>
          </table:table-cell>
          <table:table-cell table:style-name="ce21" table:formula="of:=IF(([.AA$4]-[.$Q5]+1)&gt;0; ([.AA$4]-[.$Q5]+1) *4; &quot;-&quot;)" office:value-type="float" office:value="40" calcext:value-type="float">
            <text:p>40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6]" office:value-type="float" office:value="1" calcext:value-type="float">
            <text:p>1</text:p>
          </table:table-cell>
          <table:table-cell table:style-name="ce21" table:formula="of:=IF([.$C6]&lt;=[.E$4]; ([.E$4]-[.$D6]+1) *4; &quot;-&quot;)" office:value-type="float" office:value="4" calcext:value-type="float">
            <text:p>4</text:p>
          </table:table-cell>
          <table:table-cell table:style-name="ce21" table:formula="of:=IF([.$C6]&lt;=[.F$4]; ([.F$4]-[.$D6]+1) *4; &quot;-&quot;)" office:value-type="float" office:value="8" calcext:value-type="float">
            <text:p>8</text:p>
          </table:table-cell>
          <table:table-cell table:style-name="ce21" table:formula="of:=IF([.$C6]&lt;=[.G$4]; ([.G$4]-[.$D6]+1) *4; &quot;-&quot;)" office:value-type="float" office:value="12" calcext:value-type="float">
            <text:p>12</text:p>
          </table:table-cell>
          <table:table-cell table:style-name="ce21" table:formula="of:=IF([.$C6]&lt;=[.H$4]; ([.H$4]-[.$D6]+1) *4; &quot;-&quot;)" office:value-type="float" office:value="16" calcext:value-type="float">
            <text:p>16</text:p>
          </table:table-cell>
          <table:table-cell table:style-name="ce21" table:formula="of:=IF([.$C6]&lt;=[.I$4]; ([.I$4]-[.$D6]+1) *4; &quot;-&quot;)" office:value-type="float" office:value="20" calcext:value-type="float">
            <text:p>20</text:p>
          </table:table-cell>
          <table:table-cell table:style-name="ce21" table:formula="of:=IF([.$C6]&lt;=[.J$4]; ([.J$4]-[.$D6]+1) *4; &quot;-&quot;)" office:value-type="float" office:value="24" calcext:value-type="float">
            <text:p>24</text:p>
          </table:table-cell>
          <table:table-cell table:style-name="ce21" table:formula="of:=IF([.$C6]&lt;=[.K$4]; ([.K$4]-[.$D6]+1) *4; &quot;-&quot;)" office:value-type="float" office:value="28" calcext:value-type="float">
            <text:p>28</text:p>
          </table:table-cell>
          <table:table-cell table:style-name="ce21" table:formula="of:=IF([.$C6]&lt;=[.L$4]; ([.L$4]-[.$D6]+1) *4; &quot;-&quot;)" office:value-type="float" office:value="32" calcext:value-type="float">
            <text:p>32</text:p>
          </table:table-cell>
          <table:table-cell table:style-name="ce21" table:formula="of:=IF([.$C6]&lt;=[.M$4]; ([.M$4]-[.$D6]+1) *4; &quot;-&quot;)" office:value-type="float" office:value="36" calcext:value-type="float">
            <text:p>36</text:p>
          </table:table-cell>
          <table:table-cell table:style-name="ce21" table:formula="of:=IF([.$C6]&lt;=[.N$4]; ([.N$4]-[.$D6]+1) *4; &quot;-&quot;)" office:value-type="float" office:value="40" calcext:value-type="float">
            <text:p>40</text:p>
          </table:table-cell>
          <table:table-cell table:style-name="ce22"/>
          <table:table-cell table:style-name="ce22" table:formula="of:=IF([.B6]/2.5&lt;1; 1; [.B6]/2.5)" office:value-type="float" office:value="1.2" calcext:value-type="float">
            <text:p>1.2</text:p>
          </table:table-cell>
          <table:table-cell table:style-name="ce22" table:formula="of:=[.P6]" office:value-type="float" office:value="1.2" calcext:value-type="float">
            <text:p>1.2</text:p>
          </table:table-cell>
          <table:table-cell table:style-name="ce21" table:formula="of:=IF(([.R$4]-[.$Q6]+1)&gt;0; ([.R$4]-[.$Q6]+1) *4; &quot;-&quot;)" office:value-type="float" office:value="3.2" calcext:value-type="float">
            <text:p>3.2</text:p>
          </table:table-cell>
          <table:table-cell table:style-name="ce21" table:formula="of:=IF(([.S$4]-[.$Q6]+1)&gt;0; ([.S$4]-[.$Q6]+1) *4; &quot;-&quot;)" office:value-type="float" office:value="7.2" calcext:value-type="float">
            <text:p>7.2</text:p>
          </table:table-cell>
          <table:table-cell table:style-name="ce21" table:formula="of:=IF(([.T$4]-[.$Q6]+1)&gt;0; ([.T$4]-[.$Q6]+1) *4; &quot;-&quot;)" office:value-type="float" office:value="11.2" calcext:value-type="float">
            <text:p>11.2</text:p>
          </table:table-cell>
          <table:table-cell table:style-name="ce21" table:formula="of:=IF(([.U$4]-[.$Q6]+1)&gt;0; ([.U$4]-[.$Q6]+1) *4; &quot;-&quot;)" office:value-type="float" office:value="15.2" calcext:value-type="float">
            <text:p>15.2</text:p>
          </table:table-cell>
          <table:table-cell table:style-name="ce21" table:formula="of:=IF(([.V$4]-[.$Q6]+1)&gt;0; ([.V$4]-[.$Q6]+1) *4; &quot;-&quot;)" office:value-type="float" office:value="19.2" calcext:value-type="float">
            <text:p>19.2</text:p>
          </table:table-cell>
          <table:table-cell table:style-name="ce21" table:formula="of:=IF(([.W$4]-[.$Q6]+1)&gt;0; ([.W$4]-[.$Q6]+1) *4; &quot;-&quot;)" office:value-type="float" office:value="23.2" calcext:value-type="float">
            <text:p>23.2</text:p>
          </table:table-cell>
          <table:table-cell table:style-name="ce21" table:formula="of:=IF(([.X$4]-[.$Q6]+1)&gt;0; ([.X$4]-[.$Q6]+1) *4; &quot;-&quot;)" office:value-type="float" office:value="27.2" calcext:value-type="float">
            <text:p>27.2</text:p>
          </table:table-cell>
          <table:table-cell table:style-name="ce21" table:formula="of:=IF(([.Y$4]-[.$Q6]+1)&gt;0; ([.Y$4]-[.$Q6]+1) *4; &quot;-&quot;)" office:value-type="float" office:value="31.2" calcext:value-type="float">
            <text:p>31.2</text:p>
          </table:table-cell>
          <table:table-cell table:style-name="ce21" table:formula="of:=IF(([.Z$4]-[.$Q6]+1)&gt;0; ([.Z$4]-[.$Q6]+1) *4; &quot;-&quot;)" office:value-type="float" office:value="35.2" calcext:value-type="float">
            <text:p>35.2</text:p>
          </table:table-cell>
          <table:table-cell table:style-name="ce21" table:formula="of:=IF(([.AA$4]-[.$Q6]+1)&gt;0; ([.AA$4]-[.$Q6]+1) *4; &quot;-&quot;)" office:value-type="float" office:value="39.2" calcext:value-type="float">
            <text:p>39.2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7]" office:value-type="float" office:value="1" calcext:value-type="float">
            <text:p>1</text:p>
          </table:table-cell>
          <table:table-cell table:style-name="ce21" table:formula="of:=IF([.$C7]&lt;=[.E$4]; ([.E$4]-[.$D7]+1) *4; &quot;-&quot;)" office:value-type="float" office:value="4" calcext:value-type="float">
            <text:p>4</text:p>
          </table:table-cell>
          <table:table-cell table:style-name="ce21" table:formula="of:=IF([.$C7]&lt;=[.F$4]; ([.F$4]-[.$D7]+1) *4; &quot;-&quot;)" office:value-type="float" office:value="8" calcext:value-type="float">
            <text:p>8</text:p>
          </table:table-cell>
          <table:table-cell table:style-name="ce21" table:formula="of:=IF([.$C7]&lt;=[.G$4]; ([.G$4]-[.$D7]+1) *4; &quot;-&quot;)" office:value-type="float" office:value="12" calcext:value-type="float">
            <text:p>12</text:p>
          </table:table-cell>
          <table:table-cell table:style-name="ce21" table:formula="of:=IF([.$C7]&lt;=[.H$4]; ([.H$4]-[.$D7]+1) *4; &quot;-&quot;)" office:value-type="float" office:value="16" calcext:value-type="float">
            <text:p>16</text:p>
          </table:table-cell>
          <table:table-cell table:style-name="ce21" table:formula="of:=IF([.$C7]&lt;=[.I$4]; ([.I$4]-[.$D7]+1) *4; &quot;-&quot;)" office:value-type="float" office:value="20" calcext:value-type="float">
            <text:p>20</text:p>
          </table:table-cell>
          <table:table-cell table:style-name="ce21" table:formula="of:=IF([.$C7]&lt;=[.J$4]; ([.J$4]-[.$D7]+1) *4; &quot;-&quot;)" office:value-type="float" office:value="24" calcext:value-type="float">
            <text:p>24</text:p>
          </table:table-cell>
          <table:table-cell table:style-name="ce21" table:formula="of:=IF([.$C7]&lt;=[.K$4]; ([.K$4]-[.$D7]+1) *4; &quot;-&quot;)" office:value-type="float" office:value="28" calcext:value-type="float">
            <text:p>28</text:p>
          </table:table-cell>
          <table:table-cell table:style-name="ce21" table:formula="of:=IF([.$C7]&lt;=[.L$4]; ([.L$4]-[.$D7]+1) *4; &quot;-&quot;)" office:value-type="float" office:value="32" calcext:value-type="float">
            <text:p>32</text:p>
          </table:table-cell>
          <table:table-cell table:style-name="ce21" table:formula="of:=IF([.$C7]&lt;=[.M$4]; ([.M$4]-[.$D7]+1) *4; &quot;-&quot;)" office:value-type="float" office:value="36" calcext:value-type="float">
            <text:p>36</text:p>
          </table:table-cell>
          <table:table-cell table:style-name="ce21" table:formula="of:=IF([.$C7]&lt;=[.N$4]; ([.N$4]-[.$D7]+1) *4; &quot;-&quot;)" office:value-type="float" office:value="40" calcext:value-type="float">
            <text:p>40</text:p>
          </table:table-cell>
          <table:table-cell table:style-name="ce23"/>
          <table:table-cell table:style-name="ce22" table:formula="of:=IF([.B7]/2.5&lt;1; 1; [.B7]/2.5)" office:value-type="float" office:value="1.6" calcext:value-type="float">
            <text:p>1.6</text:p>
          </table:table-cell>
          <table:table-cell table:style-name="ce22" table:formula="of:=[.P7]" office:value-type="float" office:value="1.6" calcext:value-type="float">
            <text:p>1.6</text:p>
          </table:table-cell>
          <table:table-cell table:style-name="ce21" table:formula="of:=IF(([.R$4]-[.$Q7]+1)&gt;0; ([.R$4]-[.$Q7]+1) *4; &quot;-&quot;)" office:value-type="float" office:value="1.6" calcext:value-type="float">
            <text:p>1.6</text:p>
          </table:table-cell>
          <table:table-cell table:style-name="ce21" table:formula="of:=IF(([.S$4]-[.$Q7]+1)&gt;0; ([.S$4]-[.$Q7]+1) *4; &quot;-&quot;)" office:value-type="float" office:value="5.6" calcext:value-type="float">
            <text:p>5.6</text:p>
          </table:table-cell>
          <table:table-cell table:style-name="ce21" table:formula="of:=IF(([.T$4]-[.$Q7]+1)&gt;0; ([.T$4]-[.$Q7]+1) *4; &quot;-&quot;)" office:value-type="float" office:value="9.6" calcext:value-type="float">
            <text:p>9.6</text:p>
          </table:table-cell>
          <table:table-cell table:style-name="ce21" table:formula="of:=IF(([.U$4]-[.$Q7]+1)&gt;0; ([.U$4]-[.$Q7]+1) *4; &quot;-&quot;)" office:value-type="float" office:value="13.6" calcext:value-type="float">
            <text:p>13.6</text:p>
          </table:table-cell>
          <table:table-cell table:style-name="ce21" table:formula="of:=IF(([.V$4]-[.$Q7]+1)&gt;0; ([.V$4]-[.$Q7]+1) *4; &quot;-&quot;)" office:value-type="float" office:value="17.6" calcext:value-type="float">
            <text:p>17.6</text:p>
          </table:table-cell>
          <table:table-cell table:style-name="ce21" table:formula="of:=IF(([.W$4]-[.$Q7]+1)&gt;0; ([.W$4]-[.$Q7]+1) *4; &quot;-&quot;)" office:value-type="float" office:value="21.6" calcext:value-type="float">
            <text:p>21.6</text:p>
          </table:table-cell>
          <table:table-cell table:style-name="ce21" table:formula="of:=IF(([.X$4]-[.$Q7]+1)&gt;0; ([.X$4]-[.$Q7]+1) *4; &quot;-&quot;)" office:value-type="float" office:value="25.6" calcext:value-type="float">
            <text:p>25.6</text:p>
          </table:table-cell>
          <table:table-cell table:style-name="ce21" table:formula="of:=IF(([.Y$4]-[.$Q7]+1)&gt;0; ([.Y$4]-[.$Q7]+1) *4; &quot;-&quot;)" office:value-type="float" office:value="29.6" calcext:value-type="float">
            <text:p>29.6</text:p>
          </table:table-cell>
          <table:table-cell table:style-name="ce21" table:formula="of:=IF(([.Z$4]-[.$Q7]+1)&gt;0; ([.Z$4]-[.$Q7]+1) *4; &quot;-&quot;)" office:value-type="float" office:value="33.6" calcext:value-type="float">
            <text:p>33.6</text:p>
          </table:table-cell>
          <table:table-cell table:style-name="ce21" table:formula="of:=IF(([.AA$4]-[.$Q7]+1)&gt;0; ([.AA$4]-[.$Q7]+1) *4; &quot;-&quot;)" office:value-type="float" office:value="37.6" calcext:value-type="float">
            <text:p>37.6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1<text:span text:style-name="T1">st</text:span> level spell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C8]" office:value-type="float" office:value="2" calcext:value-type="float">
            <text:p>2</text:p>
          </table:table-cell>
          <table:table-cell table:style-name="ce21" table:formula="of:=IF([.$C8]&lt;=[.E$4]; ([.E$4]-[.$D8]+1) *4; &quot;-&quot;)" office:value-type="string" office:string-value="-" calcext:value-type="string">
            <text:p>-</text:p>
          </table:table-cell>
          <table:table-cell table:style-name="ce21" table:formula="of:=IF([.$C8]&lt;=[.F$4]; ([.F$4]-[.$D8]+1) *4; &quot;-&quot;)" office:value-type="float" office:value="4" calcext:value-type="float">
            <text:p>4</text:p>
          </table:table-cell>
          <table:table-cell table:style-name="ce21" table:formula="of:=IF([.$C8]&lt;=[.G$4]; ([.G$4]-[.$D8]+1) *4; &quot;-&quot;)" office:value-type="float" office:value="8" calcext:value-type="float">
            <text:p>8</text:p>
          </table:table-cell>
          <table:table-cell table:style-name="ce21" table:formula="of:=IF([.$C8]&lt;=[.H$4]; ([.H$4]-[.$D8]+1) *4; &quot;-&quot;)" office:value-type="float" office:value="12" calcext:value-type="float">
            <text:p>12</text:p>
          </table:table-cell>
          <table:table-cell table:style-name="ce21" table:formula="of:=IF([.$C8]&lt;=[.I$4]; ([.I$4]-[.$D8]+1) *4; &quot;-&quot;)" office:value-type="float" office:value="16" calcext:value-type="float">
            <text:p>16</text:p>
          </table:table-cell>
          <table:table-cell table:style-name="ce21" table:formula="of:=IF([.$C8]&lt;=[.J$4]; ([.J$4]-[.$D8]+1) *4; &quot;-&quot;)" office:value-type="float" office:value="20" calcext:value-type="float">
            <text:p>20</text:p>
          </table:table-cell>
          <table:table-cell table:style-name="ce21" table:formula="of:=IF([.$C8]&lt;=[.K$4]; ([.K$4]-[.$D8]+1) *4; &quot;-&quot;)" office:value-type="float" office:value="24" calcext:value-type="float">
            <text:p>24</text:p>
          </table:table-cell>
          <table:table-cell table:style-name="ce21" table:formula="of:=IF([.$C8]&lt;=[.L$4]; ([.L$4]-[.$D8]+1) *4; &quot;-&quot;)" office:value-type="float" office:value="28" calcext:value-type="float">
            <text:p>28</text:p>
          </table:table-cell>
          <table:table-cell table:style-name="ce21" table:formula="of:=IF([.$C8]&lt;=[.M$4]; ([.M$4]-[.$D8]+1) *4; &quot;-&quot;)" office:value-type="float" office:value="32" calcext:value-type="float">
            <text:p>32</text:p>
          </table:table-cell>
          <table:table-cell table:style-name="ce21" table:formula="of:=IF([.$C8]&lt;=[.N$4]; ([.N$4]-[.$D8]+1) *4; &quot;-&quot;)" office:value-type="float" office:value="36" calcext:value-type="float">
            <text:p>36</text:p>
          </table:table-cell>
          <table:table-cell table:style-name="ce22"/>
          <table:table-cell table:style-name="ce22" table:formula="of:=IF([.B8]/2.5&lt;1; 1; [.B8]/2.5)" office:value-type="float" office:value="2" calcext:value-type="float">
            <text:p>2</text:p>
          </table:table-cell>
          <table:table-cell table:style-name="ce22" table:formula="of:=[.P8]" office:value-type="float" office:value="2" calcext:value-type="float">
            <text:p>2</text:p>
          </table:table-cell>
          <table:table-cell table:style-name="ce21" table:formula="of:=IF(([.R$4]-[.$Q8]+1)&gt;0; ([.R$4]-[.$Q8]+1) *4; &quot;-&quot;)" office:value-type="string" office:string-value="-" calcext:value-type="string">
            <text:p>-</text:p>
          </table:table-cell>
          <table:table-cell table:style-name="ce21" table:formula="of:=IF(([.S$4]-[.$Q8]+1)&gt;0; ([.S$4]-[.$Q8]+1) *4; &quot;-&quot;)" office:value-type="float" office:value="4" calcext:value-type="float">
            <text:p>4</text:p>
          </table:table-cell>
          <table:table-cell table:style-name="ce21" table:formula="of:=IF(([.T$4]-[.$Q8]+1)&gt;0; ([.T$4]-[.$Q8]+1) *4; &quot;-&quot;)" office:value-type="float" office:value="8" calcext:value-type="float">
            <text:p>8</text:p>
          </table:table-cell>
          <table:table-cell table:style-name="ce21" table:formula="of:=IF(([.U$4]-[.$Q8]+1)&gt;0; ([.U$4]-[.$Q8]+1) *4; &quot;-&quot;)" office:value-type="float" office:value="12" calcext:value-type="float">
            <text:p>12</text:p>
          </table:table-cell>
          <table:table-cell table:style-name="ce21" table:formula="of:=IF(([.V$4]-[.$Q8]+1)&gt;0; ([.V$4]-[.$Q8]+1) *4; &quot;-&quot;)" office:value-type="float" office:value="16" calcext:value-type="float">
            <text:p>16</text:p>
          </table:table-cell>
          <table:table-cell table:style-name="ce21" table:formula="of:=IF(([.W$4]-[.$Q8]+1)&gt;0; ([.W$4]-[.$Q8]+1) *4; &quot;-&quot;)" office:value-type="float" office:value="20" calcext:value-type="float">
            <text:p>20</text:p>
          </table:table-cell>
          <table:table-cell table:style-name="ce21" table:formula="of:=IF(([.X$4]-[.$Q8]+1)&gt;0; ([.X$4]-[.$Q8]+1) *4; &quot;-&quot;)" office:value-type="float" office:value="24" calcext:value-type="float">
            <text:p>24</text:p>
          </table:table-cell>
          <table:table-cell table:style-name="ce21" table:formula="of:=IF(([.Y$4]-[.$Q8]+1)&gt;0; ([.Y$4]-[.$Q8]+1) *4; &quot;-&quot;)" office:value-type="float" office:value="28" calcext:value-type="float">
            <text:p>28</text:p>
          </table:table-cell>
          <table:table-cell table:style-name="ce21" table:formula="of:=IF(([.Z$4]-[.$Q8]+1)&gt;0; ([.Z$4]-[.$Q8]+1) *4; &quot;-&quot;)" office:value-type="float" office:value="32" calcext:value-type="float">
            <text:p>32</text:p>
          </table:table-cell>
          <table:table-cell table:style-name="ce21" table:formula="of:=IF(([.AA$4]-[.$Q8]+1)&gt;0; ([.AA$4]-[.$Q8]+1) *4; &quot;-&quot;)" office:value-type="float" office:value="36" calcext:value-type="float">
            <text:p>36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C9]" office:value-type="float" office:value="2" calcext:value-type="float">
            <text:p>2</text:p>
          </table:table-cell>
          <table:table-cell table:style-name="ce21" table:formula="of:=IF([.$C9]&lt;=[.E$4]; ([.E$4]-[.$D9]+1) *4; &quot;-&quot;)" office:value-type="string" office:string-value="-" calcext:value-type="string">
            <text:p>-</text:p>
          </table:table-cell>
          <table:table-cell table:style-name="ce21" table:formula="of:=IF([.$C9]&lt;=[.F$4]; ([.F$4]-[.$D9]+1) *4; &quot;-&quot;)" office:value-type="float" office:value="4" calcext:value-type="float">
            <text:p>4</text:p>
          </table:table-cell>
          <table:table-cell table:style-name="ce21" table:formula="of:=IF([.$C9]&lt;=[.G$4]; ([.G$4]-[.$D9]+1) *4; &quot;-&quot;)" office:value-type="float" office:value="8" calcext:value-type="float">
            <text:p>8</text:p>
          </table:table-cell>
          <table:table-cell table:style-name="ce21" table:formula="of:=IF([.$C9]&lt;=[.H$4]; ([.H$4]-[.$D9]+1) *4; &quot;-&quot;)" office:value-type="float" office:value="12" calcext:value-type="float">
            <text:p>12</text:p>
          </table:table-cell>
          <table:table-cell table:style-name="ce21" table:formula="of:=IF([.$C9]&lt;=[.I$4]; ([.I$4]-[.$D9]+1) *4; &quot;-&quot;)" office:value-type="float" office:value="16" calcext:value-type="float">
            <text:p>16</text:p>
          </table:table-cell>
          <table:table-cell table:style-name="ce21" table:formula="of:=IF([.$C9]&lt;=[.J$4]; ([.J$4]-[.$D9]+1) *4; &quot;-&quot;)" office:value-type="float" office:value="20" calcext:value-type="float">
            <text:p>20</text:p>
          </table:table-cell>
          <table:table-cell table:style-name="ce21" table:formula="of:=IF([.$C9]&lt;=[.K$4]; ([.K$4]-[.$D9]+1) *4; &quot;-&quot;)" office:value-type="float" office:value="24" calcext:value-type="float">
            <text:p>24</text:p>
          </table:table-cell>
          <table:table-cell table:style-name="ce21" table:formula="of:=IF([.$C9]&lt;=[.L$4]; ([.L$4]-[.$D9]+1) *4; &quot;-&quot;)" office:value-type="float" office:value="28" calcext:value-type="float">
            <text:p>28</text:p>
          </table:table-cell>
          <table:table-cell table:style-name="ce21" table:formula="of:=IF([.$C9]&lt;=[.M$4]; ([.M$4]-[.$D9]+1) *4; &quot;-&quot;)" office:value-type="float" office:value="32" calcext:value-type="float">
            <text:p>32</text:p>
          </table:table-cell>
          <table:table-cell table:style-name="ce21" table:formula="of:=IF([.$C9]&lt;=[.N$4]; ([.N$4]-[.$D9]+1) *4; &quot;-&quot;)" office:value-type="float" office:value="36" calcext:value-type="float">
            <text:p>36</text:p>
          </table:table-cell>
          <table:table-cell table:style-name="ce23"/>
          <table:table-cell table:style-name="ce22" table:formula="of:=IF([.B9]/2.5&lt;1; 1; [.B9]/2.5)" office:value-type="float" office:value="2.4" calcext:value-type="float">
            <text:p>2.4</text:p>
          </table:table-cell>
          <table:table-cell table:style-name="ce22" table:formula="of:=[.P9]" office:value-type="float" office:value="2.4" calcext:value-type="float">
            <text:p>2.4</text:p>
          </table:table-cell>
          <table:table-cell table:style-name="ce21" table:formula="of:=IF(([.R$4]-[.$Q9]+1)&gt;0; ([.R$4]-[.$Q9]+1) *4; &quot;-&quot;)" office:value-type="string" office:string-value="-" calcext:value-type="string">
            <text:p>-</text:p>
          </table:table-cell>
          <table:table-cell table:style-name="ce21" table:formula="of:=IF(([.S$4]-[.$Q9]+1)&gt;0; ([.S$4]-[.$Q9]+1) *4; &quot;-&quot;)" office:value-type="float" office:value="2.4" calcext:value-type="float">
            <text:p>2.4</text:p>
          </table:table-cell>
          <table:table-cell table:style-name="ce21" table:formula="of:=IF(([.T$4]-[.$Q9]+1)&gt;0; ([.T$4]-[.$Q9]+1) *4; &quot;-&quot;)" office:value-type="float" office:value="6.4" calcext:value-type="float">
            <text:p>6.4</text:p>
          </table:table-cell>
          <table:table-cell table:style-name="ce21" table:formula="of:=IF(([.U$4]-[.$Q9]+1)&gt;0; ([.U$4]-[.$Q9]+1) *4; &quot;-&quot;)" office:value-type="float" office:value="10.4" calcext:value-type="float">
            <text:p>10.4</text:p>
          </table:table-cell>
          <table:table-cell table:style-name="ce21" table:formula="of:=IF(([.V$4]-[.$Q9]+1)&gt;0; ([.V$4]-[.$Q9]+1) *4; &quot;-&quot;)" office:value-type="float" office:value="14.4" calcext:value-type="float">
            <text:p>14.4</text:p>
          </table:table-cell>
          <table:table-cell table:style-name="ce21" table:formula="of:=IF(([.W$4]-[.$Q9]+1)&gt;0; ([.W$4]-[.$Q9]+1) *4; &quot;-&quot;)" office:value-type="float" office:value="18.4" calcext:value-type="float">
            <text:p>18.4</text:p>
          </table:table-cell>
          <table:table-cell table:style-name="ce21" table:formula="of:=IF(([.X$4]-[.$Q9]+1)&gt;0; ([.X$4]-[.$Q9]+1) *4; &quot;-&quot;)" office:value-type="float" office:value="22.4" calcext:value-type="float">
            <text:p>22.4</text:p>
          </table:table-cell>
          <table:table-cell table:style-name="ce21" table:formula="of:=IF(([.Y$4]-[.$Q9]+1)&gt;0; ([.Y$4]-[.$Q9]+1) *4; &quot;-&quot;)" office:value-type="float" office:value="26.4" calcext:value-type="float">
            <text:p>26.4</text:p>
          </table:table-cell>
          <table:table-cell table:style-name="ce21" table:formula="of:=IF(([.Z$4]-[.$Q9]+1)&gt;0; ([.Z$4]-[.$Q9]+1) *4; &quot;-&quot;)" office:value-type="float" office:value="30.4" calcext:value-type="float">
            <text:p>30.4</text:p>
          </table:table-cell>
          <table:table-cell table:style-name="ce21" table:formula="of:=IF(([.AA$4]-[.$Q9]+1)&gt;0; ([.AA$4]-[.$Q9]+1) *4; &quot;-&quot;)" office:value-type="float" office:value="34.4" calcext:value-type="float">
            <text:p>34.4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C10]" office:value-type="float" office:value="2" calcext:value-type="float">
            <text:p>2</text:p>
          </table:table-cell>
          <table:table-cell table:style-name="ce21" table:formula="of:=IF([.$C10]&lt;=[.E$4]; ([.E$4]-[.$D10]+1) *4; &quot;-&quot;)" office:value-type="string" office:string-value="-" calcext:value-type="string">
            <text:p>-</text:p>
          </table:table-cell>
          <table:table-cell table:style-name="ce21" table:formula="of:=IF([.$C10]&lt;=[.F$4]; ([.F$4]-[.$D10]+1) *4; &quot;-&quot;)" office:value-type="float" office:value="4" calcext:value-type="float">
            <text:p>4</text:p>
          </table:table-cell>
          <table:table-cell table:style-name="ce21" table:formula="of:=IF([.$C10]&lt;=[.G$4]; ([.G$4]-[.$D10]+1) *4; &quot;-&quot;)" office:value-type="float" office:value="8" calcext:value-type="float">
            <text:p>8</text:p>
          </table:table-cell>
          <table:table-cell table:style-name="ce21" table:formula="of:=IF([.$C10]&lt;=[.H$4]; ([.H$4]-[.$D10]+1) *4; &quot;-&quot;)" office:value-type="float" office:value="12" calcext:value-type="float">
            <text:p>12</text:p>
          </table:table-cell>
          <table:table-cell table:style-name="ce21" table:formula="of:=IF([.$C10]&lt;=[.I$4]; ([.I$4]-[.$D10]+1) *4; &quot;-&quot;)" office:value-type="float" office:value="16" calcext:value-type="float">
            <text:p>16</text:p>
          </table:table-cell>
          <table:table-cell table:style-name="ce21" table:formula="of:=IF([.$C10]&lt;=[.J$4]; ([.J$4]-[.$D10]+1) *4; &quot;-&quot;)" office:value-type="float" office:value="20" calcext:value-type="float">
            <text:p>20</text:p>
          </table:table-cell>
          <table:table-cell table:style-name="ce21" table:formula="of:=IF([.$C10]&lt;=[.K$4]; ([.K$4]-[.$D10]+1) *4; &quot;-&quot;)" office:value-type="float" office:value="24" calcext:value-type="float">
            <text:p>24</text:p>
          </table:table-cell>
          <table:table-cell table:style-name="ce21" table:formula="of:=IF([.$C10]&lt;=[.L$4]; ([.L$4]-[.$D10]+1) *4; &quot;-&quot;)" office:value-type="float" office:value="28" calcext:value-type="float">
            <text:p>28</text:p>
          </table:table-cell>
          <table:table-cell table:style-name="ce21" table:formula="of:=IF([.$C10]&lt;=[.M$4]; ([.M$4]-[.$D10]+1) *4; &quot;-&quot;)" office:value-type="float" office:value="32" calcext:value-type="float">
            <text:p>32</text:p>
          </table:table-cell>
          <table:table-cell table:style-name="ce21" table:formula="of:=IF([.$C10]&lt;=[.N$4]; ([.N$4]-[.$D10]+1) *4; &quot;-&quot;)" office:value-type="float" office:value="36" calcext:value-type="float">
            <text:p>36</text:p>
          </table:table-cell>
          <table:table-cell table:style-name="ce23"/>
          <table:table-cell table:style-name="ce22" table:formula="of:=IF([.B10]/2.5&lt;1; 1; [.B10]/2.5)" office:value-type="float" office:value="2.8" calcext:value-type="float">
            <text:p>2.8</text:p>
          </table:table-cell>
          <table:table-cell table:style-name="ce22" table:formula="of:=[.P10]" office:value-type="float" office:value="2.8" calcext:value-type="float">
            <text:p>2.8</text:p>
          </table:table-cell>
          <table:table-cell table:style-name="ce21" table:formula="of:=IF(([.R$4]-[.$Q10]+1)&gt;0; ([.R$4]-[.$Q10]+1) *4; &quot;-&quot;)" office:value-type="string" office:string-value="-" calcext:value-type="string">
            <text:p>-</text:p>
          </table:table-cell>
          <table:table-cell table:style-name="ce21" table:formula="of:=IF(([.S$4]-[.$Q10]+1)&gt;0; ([.S$4]-[.$Q10]+1) *4; &quot;-&quot;)" office:value-type="float" office:value="0.800000000000001" calcext:value-type="float">
            <text:p>0.800000000000001</text:p>
          </table:table-cell>
          <table:table-cell table:style-name="ce21" table:formula="of:=IF(([.T$4]-[.$Q10]+1)&gt;0; ([.T$4]-[.$Q10]+1) *4; &quot;-&quot;)" office:value-type="float" office:value="4.8" calcext:value-type="float">
            <text:p>4.8</text:p>
          </table:table-cell>
          <table:table-cell table:style-name="ce21" table:formula="of:=IF(([.U$4]-[.$Q10]+1)&gt;0; ([.U$4]-[.$Q10]+1) *4; &quot;-&quot;)" office:value-type="float" office:value="8.8" calcext:value-type="float">
            <text:p>8.8</text:p>
          </table:table-cell>
          <table:table-cell table:style-name="ce21" table:formula="of:=IF(([.V$4]-[.$Q10]+1)&gt;0; ([.V$4]-[.$Q10]+1) *4; &quot;-&quot;)" office:value-type="float" office:value="12.8" calcext:value-type="float">
            <text:p>12.8</text:p>
          </table:table-cell>
          <table:table-cell table:style-name="ce21" table:formula="of:=IF(([.W$4]-[.$Q10]+1)&gt;0; ([.W$4]-[.$Q10]+1) *4; &quot;-&quot;)" office:value-type="float" office:value="16.8" calcext:value-type="float">
            <text:p>16.8</text:p>
          </table:table-cell>
          <table:table-cell table:style-name="ce21" table:formula="of:=IF(([.X$4]-[.$Q10]+1)&gt;0; ([.X$4]-[.$Q10]+1) *4; &quot;-&quot;)" office:value-type="float" office:value="20.8" calcext:value-type="float">
            <text:p>20.8</text:p>
          </table:table-cell>
          <table:table-cell table:style-name="ce21" table:formula="of:=IF(([.Y$4]-[.$Q10]+1)&gt;0; ([.Y$4]-[.$Q10]+1) *4; &quot;-&quot;)" office:value-type="float" office:value="24.8" calcext:value-type="float">
            <text:p>24.8</text:p>
          </table:table-cell>
          <table:table-cell table:style-name="ce21" table:formula="of:=IF(([.Z$4]-[.$Q10]+1)&gt;0; ([.Z$4]-[.$Q10]+1) *4; &quot;-&quot;)" office:value-type="float" office:value="28.8" calcext:value-type="float">
            <text:p>28.8</text:p>
          </table:table-cell>
          <table:table-cell table:style-name="ce21" table:formula="of:=IF(([.AA$4]-[.$Q10]+1)&gt;0; ([.AA$4]-[.$Q10]+1) *4; &quot;-&quot;)" office:value-type="float" office:value="32.8" calcext:value-type="float">
            <text:p>32.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C11]" office:value-type="float" office:value="2" calcext:value-type="float">
            <text:p>2</text:p>
          </table:table-cell>
          <table:table-cell table:style-name="ce21" table:formula="of:=IF([.$C11]&lt;=[.E$4]; ([.E$4]-[.$D11]+1) *4; &quot;-&quot;)" office:value-type="string" office:string-value="-" calcext:value-type="string">
            <text:p>-</text:p>
          </table:table-cell>
          <table:table-cell table:style-name="ce21" table:formula="of:=IF([.$C11]&lt;=[.F$4]; ([.F$4]-[.$D11]+1) *4; &quot;-&quot;)" office:value-type="float" office:value="4" calcext:value-type="float">
            <text:p>4</text:p>
          </table:table-cell>
          <table:table-cell table:style-name="ce21" table:formula="of:=IF([.$C11]&lt;=[.G$4]; ([.G$4]-[.$D11]+1) *4; &quot;-&quot;)" office:value-type="float" office:value="8" calcext:value-type="float">
            <text:p>8</text:p>
          </table:table-cell>
          <table:table-cell table:style-name="ce21" table:formula="of:=IF([.$C11]&lt;=[.H$4]; ([.H$4]-[.$D11]+1) *4; &quot;-&quot;)" office:value-type="float" office:value="12" calcext:value-type="float">
            <text:p>12</text:p>
          </table:table-cell>
          <table:table-cell table:style-name="ce21" table:formula="of:=IF([.$C11]&lt;=[.I$4]; ([.I$4]-[.$D11]+1) *4; &quot;-&quot;)" office:value-type="float" office:value="16" calcext:value-type="float">
            <text:p>16</text:p>
          </table:table-cell>
          <table:table-cell table:style-name="ce21" table:formula="of:=IF([.$C11]&lt;=[.J$4]; ([.J$4]-[.$D11]+1) *4; &quot;-&quot;)" office:value-type="float" office:value="20" calcext:value-type="float">
            <text:p>20</text:p>
          </table:table-cell>
          <table:table-cell table:style-name="ce21" table:formula="of:=IF([.$C11]&lt;=[.K$4]; ([.K$4]-[.$D11]+1) *4; &quot;-&quot;)" office:value-type="float" office:value="24" calcext:value-type="float">
            <text:p>24</text:p>
          </table:table-cell>
          <table:table-cell table:style-name="ce21" table:formula="of:=IF([.$C11]&lt;=[.L$4]; ([.L$4]-[.$D11]+1) *4; &quot;-&quot;)" office:value-type="float" office:value="28" calcext:value-type="float">
            <text:p>28</text:p>
          </table:table-cell>
          <table:table-cell table:style-name="ce21" table:formula="of:=IF([.$C11]&lt;=[.M$4]; ([.M$4]-[.$D11]+1) *4; &quot;-&quot;)" office:value-type="float" office:value="32" calcext:value-type="float">
            <text:p>32</text:p>
          </table:table-cell>
          <table:table-cell table:style-name="ce21" table:formula="of:=IF([.$C11]&lt;=[.N$4]; ([.N$4]-[.$D11]+1) *4; &quot;-&quot;)" office:value-type="float" office:value="36" calcext:value-type="float">
            <text:p>36</text:p>
          </table:table-cell>
          <table:table-cell table:style-name="ce22"/>
          <table:table-cell table:style-name="ce22" table:formula="of:=IF([.B11]/2.5&lt;1; 1; [.B11]/2.5)" office:value-type="float" office:value="3.2" calcext:value-type="float">
            <text:p>3.2</text:p>
          </table:table-cell>
          <table:table-cell table:style-name="ce22" table:formula="of:=[.P11]" office:value-type="float" office:value="3.2" calcext:value-type="float">
            <text:p>3.2</text:p>
          </table:table-cell>
          <table:table-cell table:style-name="ce21" table:formula="of:=IF(([.R$4]-[.$Q11]+1)&gt;0; ([.R$4]-[.$Q11]+1) *4; &quot;-&quot;)" office:value-type="string" office:string-value="-" calcext:value-type="string">
            <text:p>-</text:p>
          </table:table-cell>
          <table:table-cell table:style-name="ce21" table:formula="of:=IF(([.S$4]-[.$Q11]+1)&gt;0; ([.S$4]-[.$Q11]+1) *4; &quot;-&quot;)" office:value-type="string" office:string-value="-" calcext:value-type="string">
            <text:p>-</text:p>
          </table:table-cell>
          <table:table-cell table:style-name="ce21" table:formula="of:=IF(([.T$4]-[.$Q11]+1)&gt;0; ([.T$4]-[.$Q11]+1) *4; &quot;-&quot;)" office:value-type="float" office:value="3.2" calcext:value-type="float">
            <text:p>3.2</text:p>
          </table:table-cell>
          <table:table-cell table:style-name="ce21" table:formula="of:=IF(([.U$4]-[.$Q11]+1)&gt;0; ([.U$4]-[.$Q11]+1) *4; &quot;-&quot;)" office:value-type="float" office:value="7.2" calcext:value-type="float">
            <text:p>7.2</text:p>
          </table:table-cell>
          <table:table-cell table:style-name="ce21" table:formula="of:=IF(([.V$4]-[.$Q11]+1)&gt;0; ([.V$4]-[.$Q11]+1) *4; &quot;-&quot;)" office:value-type="float" office:value="11.2" calcext:value-type="float">
            <text:p>11.2</text:p>
          </table:table-cell>
          <table:table-cell table:style-name="ce21" table:formula="of:=IF(([.W$4]-[.$Q11]+1)&gt;0; ([.W$4]-[.$Q11]+1) *4; &quot;-&quot;)" office:value-type="float" office:value="15.2" calcext:value-type="float">
            <text:p>15.2</text:p>
          </table:table-cell>
          <table:table-cell table:style-name="ce21" table:formula="of:=IF(([.X$4]-[.$Q11]+1)&gt;0; ([.X$4]-[.$Q11]+1) *4; &quot;-&quot;)" office:value-type="float" office:value="19.2" calcext:value-type="float">
            <text:p>19.2</text:p>
          </table:table-cell>
          <table:table-cell table:style-name="ce21" table:formula="of:=IF(([.Y$4]-[.$Q11]+1)&gt;0; ([.Y$4]-[.$Q11]+1) *4; &quot;-&quot;)" office:value-type="float" office:value="23.2" calcext:value-type="float">
            <text:p>23.2</text:p>
          </table:table-cell>
          <table:table-cell table:style-name="ce21" table:formula="of:=IF(([.Z$4]-[.$Q11]+1)&gt;0; ([.Z$4]-[.$Q11]+1) *4; &quot;-&quot;)" office:value-type="float" office:value="27.2" calcext:value-type="float">
            <text:p>27.2</text:p>
          </table:table-cell>
          <table:table-cell table:style-name="ce21" table:formula="of:=IF(([.AA$4]-[.$Q11]+1)&gt;0; ([.AA$4]-[.$Q11]+1) *4; &quot;-&quot;)" office:value-type="float" office:value="31.2" calcext:value-type="float">
            <text:p>31.2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2<text:span text:style-name="T1">nd</text:span> Level Spells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[.C12]" office:value-type="float" office:value="3" calcext:value-type="float">
            <text:p>3</text:p>
          </table:table-cell>
          <table:table-cell table:style-name="ce21" table:formula="of:=IF([.$C12]&lt;=[.E$4]; ([.E$4]-[.$D12]+1) *4; &quot;-&quot;)" office:value-type="string" office:string-value="-" calcext:value-type="string">
            <text:p>-</text:p>
          </table:table-cell>
          <table:table-cell table:style-name="ce21" table:formula="of:=IF([.$C12]&lt;=[.F$4]; ([.F$4]-[.$D12]+1) *4; &quot;-&quot;)" office:value-type="string" office:string-value="-" calcext:value-type="string">
            <text:p>-</text:p>
          </table:table-cell>
          <table:table-cell table:style-name="ce21" table:formula="of:=IF([.$C12]&lt;=[.G$4]; ([.G$4]-[.$D12]+1) *4; &quot;-&quot;)" office:value-type="float" office:value="4" calcext:value-type="float">
            <text:p>4</text:p>
          </table:table-cell>
          <table:table-cell table:style-name="ce21" table:formula="of:=IF([.$C12]&lt;=[.H$4]; ([.H$4]-[.$D12]+1) *4; &quot;-&quot;)" office:value-type="float" office:value="8" calcext:value-type="float">
            <text:p>8</text:p>
          </table:table-cell>
          <table:table-cell table:style-name="ce21" table:formula="of:=IF([.$C12]&lt;=[.I$4]; ([.I$4]-[.$D12]+1) *4; &quot;-&quot;)" office:value-type="float" office:value="12" calcext:value-type="float">
            <text:p>12</text:p>
          </table:table-cell>
          <table:table-cell table:style-name="ce21" table:formula="of:=IF([.$C12]&lt;=[.J$4]; ([.J$4]-[.$D12]+1) *4; &quot;-&quot;)" office:value-type="float" office:value="16" calcext:value-type="float">
            <text:p>16</text:p>
          </table:table-cell>
          <table:table-cell table:style-name="ce21" table:formula="of:=IF([.$C12]&lt;=[.K$4]; ([.K$4]-[.$D12]+1) *4; &quot;-&quot;)" office:value-type="float" office:value="20" calcext:value-type="float">
            <text:p>20</text:p>
          </table:table-cell>
          <table:table-cell table:style-name="ce21" table:formula="of:=IF([.$C12]&lt;=[.L$4]; ([.L$4]-[.$D12]+1) *4; &quot;-&quot;)" office:value-type="float" office:value="24" calcext:value-type="float">
            <text:p>24</text:p>
          </table:table-cell>
          <table:table-cell table:style-name="ce21" table:formula="of:=IF([.$C12]&lt;=[.M$4]; ([.M$4]-[.$D12]+1) *4; &quot;-&quot;)" office:value-type="float" office:value="28" calcext:value-type="float">
            <text:p>28</text:p>
          </table:table-cell>
          <table:table-cell table:style-name="ce21" table:formula="of:=IF([.$C12]&lt;=[.N$4]; ([.N$4]-[.$D12]+1) *4; &quot;-&quot;)" office:value-type="float" office:value="32" calcext:value-type="float">
            <text:p>32</text:p>
          </table:table-cell>
          <table:table-cell table:style-name="ce23"/>
          <table:table-cell table:style-name="ce22" table:formula="of:=IF([.B12]/2.5&lt;1; 1; [.B12]/2.5)" office:value-type="float" office:value="3.6" calcext:value-type="float">
            <text:p>3.6</text:p>
          </table:table-cell>
          <table:table-cell table:style-name="ce22" table:formula="of:=[.P12]" office:value-type="float" office:value="3.6" calcext:value-type="float">
            <text:p>3.6</text:p>
          </table:table-cell>
          <table:table-cell table:style-name="ce21" table:formula="of:=IF(([.R$4]-[.$Q12]+1)&gt;0; ([.R$4]-[.$Q12]+1) *4; &quot;-&quot;)" office:value-type="string" office:string-value="-" calcext:value-type="string">
            <text:p>-</text:p>
          </table:table-cell>
          <table:table-cell table:style-name="ce21" table:formula="of:=IF(([.S$4]-[.$Q12]+1)&gt;0; ([.S$4]-[.$Q12]+1) *4; &quot;-&quot;)" office:value-type="string" office:string-value="-" calcext:value-type="string">
            <text:p>-</text:p>
          </table:table-cell>
          <table:table-cell table:style-name="ce21" table:formula="of:=IF(([.T$4]-[.$Q12]+1)&gt;0; ([.T$4]-[.$Q12]+1) *4; &quot;-&quot;)" office:value-type="float" office:value="1.6" calcext:value-type="float">
            <text:p>1.6</text:p>
          </table:table-cell>
          <table:table-cell table:style-name="ce21" table:formula="of:=IF(([.U$4]-[.$Q12]+1)&gt;0; ([.U$4]-[.$Q12]+1) *4; &quot;-&quot;)" office:value-type="float" office:value="5.6" calcext:value-type="float">
            <text:p>5.6</text:p>
          </table:table-cell>
          <table:table-cell table:style-name="ce21" table:formula="of:=IF(([.V$4]-[.$Q12]+1)&gt;0; ([.V$4]-[.$Q12]+1) *4; &quot;-&quot;)" office:value-type="float" office:value="9.6" calcext:value-type="float">
            <text:p>9.6</text:p>
          </table:table-cell>
          <table:table-cell table:style-name="ce21" table:formula="of:=IF(([.W$4]-[.$Q12]+1)&gt;0; ([.W$4]-[.$Q12]+1) *4; &quot;-&quot;)" office:value-type="float" office:value="13.6" calcext:value-type="float">
            <text:p>13.6</text:p>
          </table:table-cell>
          <table:table-cell table:style-name="ce21" table:formula="of:=IF(([.X$4]-[.$Q12]+1)&gt;0; ([.X$4]-[.$Q12]+1) *4; &quot;-&quot;)" office:value-type="float" office:value="17.6" calcext:value-type="float">
            <text:p>17.6</text:p>
          </table:table-cell>
          <table:table-cell table:style-name="ce21" table:formula="of:=IF(([.Y$4]-[.$Q12]+1)&gt;0; ([.Y$4]-[.$Q12]+1) *4; &quot;-&quot;)" office:value-type="float" office:value="21.6" calcext:value-type="float">
            <text:p>21.6</text:p>
          </table:table-cell>
          <table:table-cell table:style-name="ce21" table:formula="of:=IF(([.Z$4]-[.$Q12]+1)&gt;0; ([.Z$4]-[.$Q12]+1) *4; &quot;-&quot;)" office:value-type="float" office:value="25.6" calcext:value-type="float">
            <text:p>25.6</text:p>
          </table:table-cell>
          <table:table-cell table:style-name="ce21" table:formula="of:=IF(([.AA$4]-[.$Q12]+1)&gt;0; ([.AA$4]-[.$Q12]+1) *4; &quot;-&quot;)" office:value-type="float" office:value="29.6" calcext:value-type="float">
            <text:p>29.6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[.C13]" office:value-type="float" office:value="3" calcext:value-type="float">
            <text:p>3</text:p>
          </table:table-cell>
          <table:table-cell table:style-name="ce21" table:formula="of:=IF([.$C13]&lt;=[.E$4]; ([.E$4]-[.$D13]+1) *4; &quot;-&quot;)" office:value-type="string" office:string-value="-" calcext:value-type="string">
            <text:p>-</text:p>
          </table:table-cell>
          <table:table-cell table:style-name="ce21" table:formula="of:=IF([.$C13]&lt;=[.F$4]; ([.F$4]-[.$D13]+1) *4; &quot;-&quot;)" office:value-type="string" office:string-value="-" calcext:value-type="string">
            <text:p>-</text:p>
          </table:table-cell>
          <table:table-cell table:style-name="ce21" table:formula="of:=IF([.$C13]&lt;=[.G$4]; ([.G$4]-[.$D13]+1) *4; &quot;-&quot;)" office:value-type="float" office:value="4" calcext:value-type="float">
            <text:p>4</text:p>
          </table:table-cell>
          <table:table-cell table:style-name="ce21" table:formula="of:=IF([.$C13]&lt;=[.H$4]; ([.H$4]-[.$D13]+1) *4; &quot;-&quot;)" office:value-type="float" office:value="8" calcext:value-type="float">
            <text:p>8</text:p>
          </table:table-cell>
          <table:table-cell table:style-name="ce21" table:formula="of:=IF([.$C13]&lt;=[.I$4]; ([.I$4]-[.$D13]+1) *4; &quot;-&quot;)" office:value-type="float" office:value="12" calcext:value-type="float">
            <text:p>12</text:p>
          </table:table-cell>
          <table:table-cell table:style-name="ce21" table:formula="of:=IF([.$C13]&lt;=[.J$4]; ([.J$4]-[.$D13]+1) *4; &quot;-&quot;)" office:value-type="float" office:value="16" calcext:value-type="float">
            <text:p>16</text:p>
          </table:table-cell>
          <table:table-cell table:style-name="ce21" table:formula="of:=IF([.$C13]&lt;=[.K$4]; ([.K$4]-[.$D13]+1) *4; &quot;-&quot;)" office:value-type="float" office:value="20" calcext:value-type="float">
            <text:p>20</text:p>
          </table:table-cell>
          <table:table-cell table:style-name="ce21" table:formula="of:=IF([.$C13]&lt;=[.L$4]; ([.L$4]-[.$D13]+1) *4; &quot;-&quot;)" office:value-type="float" office:value="24" calcext:value-type="float">
            <text:p>24</text:p>
          </table:table-cell>
          <table:table-cell table:style-name="ce21" table:formula="of:=IF([.$C13]&lt;=[.M$4]; ([.M$4]-[.$D13]+1) *4; &quot;-&quot;)" office:value-type="float" office:value="28" calcext:value-type="float">
            <text:p>28</text:p>
          </table:table-cell>
          <table:table-cell table:style-name="ce21" table:formula="of:=IF([.$C13]&lt;=[.N$4]; ([.N$4]-[.$D13]+1) *4; &quot;-&quot;)" office:value-type="float" office:value="32" calcext:value-type="float">
            <text:p>32</text:p>
          </table:table-cell>
          <table:table-cell table:style-name="ce23"/>
          <table:table-cell table:style-name="ce22" table:formula="of:=IF([.B13]/2.5&lt;1; 1; [.B13]/2.5)" office:value-type="float" office:value="4" calcext:value-type="float">
            <text:p>4</text:p>
          </table:table-cell>
          <table:table-cell table:style-name="ce22" table:formula="of:=[.P13]" office:value-type="float" office:value="4" calcext:value-type="float">
            <text:p>4</text:p>
          </table:table-cell>
          <table:table-cell table:style-name="ce21" table:formula="of:=IF(([.R$4]-[.$Q13]+1)&gt;0; ([.R$4]-[.$Q13]+1) *4; &quot;-&quot;)" office:value-type="string" office:string-value="-" calcext:value-type="string">
            <text:p>-</text:p>
          </table:table-cell>
          <table:table-cell table:style-name="ce21" table:formula="of:=IF(([.S$4]-[.$Q13]+1)&gt;0; ([.S$4]-[.$Q13]+1) *4; &quot;-&quot;)" office:value-type="string" office:string-value="-" calcext:value-type="string">
            <text:p>-</text:p>
          </table:table-cell>
          <table:table-cell table:style-name="ce21" table:formula="of:=IF(([.T$4]-[.$Q13]+1)&gt;0; ([.T$4]-[.$Q13]+1) *4; &quot;-&quot;)" office:value-type="string" office:string-value="-" calcext:value-type="string">
            <text:p>-</text:p>
          </table:table-cell>
          <table:table-cell table:style-name="ce21" table:formula="of:=IF(([.U$4]-[.$Q13]+1)&gt;0; ([.U$4]-[.$Q13]+1) *4; &quot;-&quot;)" office:value-type="float" office:value="4" calcext:value-type="float">
            <text:p>4</text:p>
          </table:table-cell>
          <table:table-cell table:style-name="ce21" table:formula="of:=IF(([.V$4]-[.$Q13]+1)&gt;0; ([.V$4]-[.$Q13]+1) *4; &quot;-&quot;)" office:value-type="float" office:value="8" calcext:value-type="float">
            <text:p>8</text:p>
          </table:table-cell>
          <table:table-cell table:style-name="ce21" table:formula="of:=IF(([.W$4]-[.$Q13]+1)&gt;0; ([.W$4]-[.$Q13]+1) *4; &quot;-&quot;)" office:value-type="float" office:value="12" calcext:value-type="float">
            <text:p>12</text:p>
          </table:table-cell>
          <table:table-cell table:style-name="ce21" table:formula="of:=IF(([.X$4]-[.$Q13]+1)&gt;0; ([.X$4]-[.$Q13]+1) *4; &quot;-&quot;)" office:value-type="float" office:value="16" calcext:value-type="float">
            <text:p>16</text:p>
          </table:table-cell>
          <table:table-cell table:style-name="ce21" table:formula="of:=IF(([.Y$4]-[.$Q13]+1)&gt;0; ([.Y$4]-[.$Q13]+1) *4; &quot;-&quot;)" office:value-type="float" office:value="20" calcext:value-type="float">
            <text:p>20</text:p>
          </table:table-cell>
          <table:table-cell table:style-name="ce21" table:formula="of:=IF(([.Z$4]-[.$Q13]+1)&gt;0; ([.Z$4]-[.$Q13]+1) *4; &quot;-&quot;)" office:value-type="float" office:value="24" calcext:value-type="float">
            <text:p>24</text:p>
          </table:table-cell>
          <table:table-cell table:style-name="ce21" table:formula="of:=IF(([.AA$4]-[.$Q13]+1)&gt;0; ([.AA$4]-[.$Q13]+1) *4; &quot;-&quot;)" office:value-type="float" office:value="28" calcext:value-type="float">
            <text:p>28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[.C14]" office:value-type="float" office:value="3" calcext:value-type="float">
            <text:p>3</text:p>
          </table:table-cell>
          <table:table-cell table:style-name="ce21" table:formula="of:=IF([.$C14]&lt;=[.E$4]; ([.E$4]-[.$D14]+1) *4; &quot;-&quot;)" office:value-type="string" office:string-value="-" calcext:value-type="string">
            <text:p>-</text:p>
          </table:table-cell>
          <table:table-cell table:style-name="ce21" table:formula="of:=IF([.$C14]&lt;=[.F$4]; ([.F$4]-[.$D14]+1) *4; &quot;-&quot;)" office:value-type="string" office:string-value="-" calcext:value-type="string">
            <text:p>-</text:p>
          </table:table-cell>
          <table:table-cell table:style-name="ce21" table:formula="of:=IF([.$C14]&lt;=[.G$4]; ([.G$4]-[.$D14]+1) *4; &quot;-&quot;)" office:value-type="float" office:value="4" calcext:value-type="float">
            <text:p>4</text:p>
          </table:table-cell>
          <table:table-cell table:style-name="ce21" table:formula="of:=IF([.$C14]&lt;=[.H$4]; ([.H$4]-[.$D14]+1) *4; &quot;-&quot;)" office:value-type="float" office:value="8" calcext:value-type="float">
            <text:p>8</text:p>
          </table:table-cell>
          <table:table-cell table:style-name="ce21" table:formula="of:=IF([.$C14]&lt;=[.I$4]; ([.I$4]-[.$D14]+1) *4; &quot;-&quot;)" office:value-type="float" office:value="12" calcext:value-type="float">
            <text:p>12</text:p>
          </table:table-cell>
          <table:table-cell table:style-name="ce21" table:formula="of:=IF([.$C14]&lt;=[.J$4]; ([.J$4]-[.$D14]+1) *4; &quot;-&quot;)" office:value-type="float" office:value="16" calcext:value-type="float">
            <text:p>16</text:p>
          </table:table-cell>
          <table:table-cell table:style-name="ce21" table:formula="of:=IF([.$C14]&lt;=[.K$4]; ([.K$4]-[.$D14]+1) *4; &quot;-&quot;)" office:value-type="float" office:value="20" calcext:value-type="float">
            <text:p>20</text:p>
          </table:table-cell>
          <table:table-cell table:style-name="ce21" table:formula="of:=IF([.$C14]&lt;=[.L$4]; ([.L$4]-[.$D14]+1) *4; &quot;-&quot;)" office:value-type="float" office:value="24" calcext:value-type="float">
            <text:p>24</text:p>
          </table:table-cell>
          <table:table-cell table:style-name="ce21" table:formula="of:=IF([.$C14]&lt;=[.M$4]; ([.M$4]-[.$D14]+1) *4; &quot;-&quot;)" office:value-type="float" office:value="28" calcext:value-type="float">
            <text:p>28</text:p>
          </table:table-cell>
          <table:table-cell table:style-name="ce21" table:formula="of:=IF([.$C14]&lt;=[.N$4]; ([.N$4]-[.$D14]+1) *4; &quot;-&quot;)" office:value-type="float" office:value="32" calcext:value-type="float">
            <text:p>32</text:p>
          </table:table-cell>
          <table:table-cell table:style-name="ce23"/>
          <table:table-cell table:style-name="ce22" table:formula="of:=IF([.B14]/2.5&lt;1; 1; [.B14]/2.5)" office:value-type="float" office:value="4.4" calcext:value-type="float">
            <text:p>4.4</text:p>
          </table:table-cell>
          <table:table-cell table:style-name="ce22" table:formula="of:=[.P14]" office:value-type="float" office:value="4.4" calcext:value-type="float">
            <text:p>4.4</text:p>
          </table:table-cell>
          <table:table-cell table:style-name="ce21" table:formula="of:=IF(([.R$4]-[.$Q14]+1)&gt;0; ([.R$4]-[.$Q14]+1) *4; &quot;-&quot;)" office:value-type="string" office:string-value="-" calcext:value-type="string">
            <text:p>-</text:p>
          </table:table-cell>
          <table:table-cell table:style-name="ce21" table:formula="of:=IF(([.S$4]-[.$Q14]+1)&gt;0; ([.S$4]-[.$Q14]+1) *4; &quot;-&quot;)" office:value-type="string" office:string-value="-" calcext:value-type="string">
            <text:p>-</text:p>
          </table:table-cell>
          <table:table-cell table:style-name="ce21" table:formula="of:=IF(([.T$4]-[.$Q14]+1)&gt;0; ([.T$4]-[.$Q14]+1) *4; &quot;-&quot;)" office:value-type="string" office:string-value="-" calcext:value-type="string">
            <text:p>-</text:p>
          </table:table-cell>
          <table:table-cell table:style-name="ce21" table:formula="of:=IF(([.U$4]-[.$Q14]+1)&gt;0; ([.U$4]-[.$Q14]+1) *4; &quot;-&quot;)" office:value-type="float" office:value="2.4" calcext:value-type="float">
            <text:p>2.4</text:p>
          </table:table-cell>
          <table:table-cell table:style-name="ce21" table:formula="of:=IF(([.V$4]-[.$Q14]+1)&gt;0; ([.V$4]-[.$Q14]+1) *4; &quot;-&quot;)" office:value-type="float" office:value="6.4" calcext:value-type="float">
            <text:p>6.4</text:p>
          </table:table-cell>
          <table:table-cell table:style-name="ce21" table:formula="of:=IF(([.W$4]-[.$Q14]+1)&gt;0; ([.W$4]-[.$Q14]+1) *4; &quot;-&quot;)" office:value-type="float" office:value="10.4" calcext:value-type="float">
            <text:p>10.4</text:p>
          </table:table-cell>
          <table:table-cell table:style-name="ce21" table:formula="of:=IF(([.X$4]-[.$Q14]+1)&gt;0; ([.X$4]-[.$Q14]+1) *4; &quot;-&quot;)" office:value-type="float" office:value="14.4" calcext:value-type="float">
            <text:p>14.4</text:p>
          </table:table-cell>
          <table:table-cell table:style-name="ce21" table:formula="of:=IF(([.Y$4]-[.$Q14]+1)&gt;0; ([.Y$4]-[.$Q14]+1) *4; &quot;-&quot;)" office:value-type="float" office:value="18.4" calcext:value-type="float">
            <text:p>18.4</text:p>
          </table:table-cell>
          <table:table-cell table:style-name="ce21" table:formula="of:=IF(([.Z$4]-[.$Q14]+1)&gt;0; ([.Z$4]-[.$Q14]+1) *4; &quot;-&quot;)" office:value-type="float" office:value="22.4" calcext:value-type="float">
            <text:p>22.4</text:p>
          </table:table-cell>
          <table:table-cell table:style-name="ce21" table:formula="of:=IF(([.AA$4]-[.$Q14]+1)&gt;0; ([.AA$4]-[.$Q14]+1) *4; &quot;-&quot;)" office:value-type="float" office:value="26.4" calcext:value-type="float">
            <text:p>26.4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[.C15]" office:value-type="float" office:value="3" calcext:value-type="float">
            <text:p>3</text:p>
          </table:table-cell>
          <table:table-cell table:style-name="ce21" table:formula="of:=IF([.$C15]&lt;=[.E$4]; ([.E$4]-[.$D15]+1) *4; &quot;-&quot;)" office:value-type="string" office:string-value="-" calcext:value-type="string">
            <text:p>-</text:p>
          </table:table-cell>
          <table:table-cell table:style-name="ce21" table:formula="of:=IF([.$C15]&lt;=[.F$4]; ([.F$4]-[.$D15]+1) *4; &quot;-&quot;)" office:value-type="string" office:string-value="-" calcext:value-type="string">
            <text:p>-</text:p>
          </table:table-cell>
          <table:table-cell table:style-name="ce21" table:formula="of:=IF([.$C15]&lt;=[.G$4]; ([.G$4]-[.$D15]+1) *4; &quot;-&quot;)" office:value-type="float" office:value="4" calcext:value-type="float">
            <text:p>4</text:p>
          </table:table-cell>
          <table:table-cell table:style-name="ce21" table:formula="of:=IF([.$C15]&lt;=[.H$4]; ([.H$4]-[.$D15]+1) *4; &quot;-&quot;)" office:value-type="float" office:value="8" calcext:value-type="float">
            <text:p>8</text:p>
          </table:table-cell>
          <table:table-cell table:style-name="ce21" table:formula="of:=IF([.$C15]&lt;=[.I$4]; ([.I$4]-[.$D15]+1) *4; &quot;-&quot;)" office:value-type="float" office:value="12" calcext:value-type="float">
            <text:p>12</text:p>
          </table:table-cell>
          <table:table-cell table:style-name="ce21" table:formula="of:=IF([.$C15]&lt;=[.J$4]; ([.J$4]-[.$D15]+1) *4; &quot;-&quot;)" office:value-type="float" office:value="16" calcext:value-type="float">
            <text:p>16</text:p>
          </table:table-cell>
          <table:table-cell table:style-name="ce21" table:formula="of:=IF([.$C15]&lt;=[.K$4]; ([.K$4]-[.$D15]+1) *4; &quot;-&quot;)" office:value-type="float" office:value="20" calcext:value-type="float">
            <text:p>20</text:p>
          </table:table-cell>
          <table:table-cell table:style-name="ce21" table:formula="of:=IF([.$C15]&lt;=[.L$4]; ([.L$4]-[.$D15]+1) *4; &quot;-&quot;)" office:value-type="float" office:value="24" calcext:value-type="float">
            <text:p>24</text:p>
          </table:table-cell>
          <table:table-cell table:style-name="ce21" table:formula="of:=IF([.$C15]&lt;=[.M$4]; ([.M$4]-[.$D15]+1) *4; &quot;-&quot;)" office:value-type="float" office:value="28" calcext:value-type="float">
            <text:p>28</text:p>
          </table:table-cell>
          <table:table-cell table:style-name="ce21" table:formula="of:=IF([.$C15]&lt;=[.N$4]; ([.N$4]-[.$D15]+1) *4; &quot;-&quot;)" office:value-type="float" office:value="32" calcext:value-type="float">
            <text:p>32</text:p>
          </table:table-cell>
          <table:table-cell table:style-name="ce23"/>
          <table:table-cell table:style-name="ce22" table:formula="of:=IF([.B15]/2.5&lt;1; 1; [.B15]/2.5)" office:value-type="float" office:value="4.8" calcext:value-type="float">
            <text:p>4.8</text:p>
          </table:table-cell>
          <table:table-cell table:style-name="ce22" table:formula="of:=[.P15]" office:value-type="float" office:value="4.8" calcext:value-type="float">
            <text:p>4.8</text:p>
          </table:table-cell>
          <table:table-cell table:style-name="ce21" table:formula="of:=IF(([.R$4]-[.$Q15]+1)&gt;0; ([.R$4]-[.$Q15]+1) *4; &quot;-&quot;)" office:value-type="string" office:string-value="-" calcext:value-type="string">
            <text:p>-</text:p>
          </table:table-cell>
          <table:table-cell table:style-name="ce21" table:formula="of:=IF(([.S$4]-[.$Q15]+1)&gt;0; ([.S$4]-[.$Q15]+1) *4; &quot;-&quot;)" office:value-type="string" office:string-value="-" calcext:value-type="string">
            <text:p>-</text:p>
          </table:table-cell>
          <table:table-cell table:style-name="ce21" table:formula="of:=IF(([.T$4]-[.$Q15]+1)&gt;0; ([.T$4]-[.$Q15]+1) *4; &quot;-&quot;)" office:value-type="string" office:string-value="-" calcext:value-type="string">
            <text:p>-</text:p>
          </table:table-cell>
          <table:table-cell table:style-name="ce21" table:formula="of:=IF(([.U$4]-[.$Q15]+1)&gt;0; ([.U$4]-[.$Q15]+1) *4; &quot;-&quot;)" office:value-type="float" office:value="0.800000000000001" calcext:value-type="float">
            <text:p>0.800000000000001</text:p>
          </table:table-cell>
          <table:table-cell table:style-name="ce21" table:formula="of:=IF(([.V$4]-[.$Q15]+1)&gt;0; ([.V$4]-[.$Q15]+1) *4; &quot;-&quot;)" office:value-type="float" office:value="4.8" calcext:value-type="float">
            <text:p>4.8</text:p>
          </table:table-cell>
          <table:table-cell table:style-name="ce21" table:formula="of:=IF(([.W$4]-[.$Q15]+1)&gt;0; ([.W$4]-[.$Q15]+1) *4; &quot;-&quot;)" office:value-type="float" office:value="8.8" calcext:value-type="float">
            <text:p>8.8</text:p>
          </table:table-cell>
          <table:table-cell table:style-name="ce21" table:formula="of:=IF(([.X$4]-[.$Q15]+1)&gt;0; ([.X$4]-[.$Q15]+1) *4; &quot;-&quot;)" office:value-type="float" office:value="12.8" calcext:value-type="float">
            <text:p>12.8</text:p>
          </table:table-cell>
          <table:table-cell table:style-name="ce21" table:formula="of:=IF(([.Y$4]-[.$Q15]+1)&gt;0; ([.Y$4]-[.$Q15]+1) *4; &quot;-&quot;)" office:value-type="float" office:value="16.8" calcext:value-type="float">
            <text:p>16.8</text:p>
          </table:table-cell>
          <table:table-cell table:style-name="ce21" table:formula="of:=IF(([.Z$4]-[.$Q15]+1)&gt;0; ([.Z$4]-[.$Q15]+1) *4; &quot;-&quot;)" office:value-type="float" office:value="20.8" calcext:value-type="float">
            <text:p>20.8</text:p>
          </table:table-cell>
          <table:table-cell table:style-name="ce21" table:formula="of:=IF(([.AA$4]-[.$Q15]+1)&gt;0; ([.AA$4]-[.$Q15]+1) *4; &quot;-&quot;)" office:value-type="float" office:value="24.8" calcext:value-type="float">
            <text:p>24.8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3<text:span text:style-name="T1">rd</text:span> Level Spells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C16]" office:value-type="float" office:value="4" calcext:value-type="float">
            <text:p>4</text:p>
          </table:table-cell>
          <table:table-cell table:style-name="ce21" table:formula="of:=IF([.$C16]&lt;=[.E$4]; ([.E$4]-[.$D16]+1) *4; &quot;-&quot;)" office:value-type="string" office:string-value="-" calcext:value-type="string">
            <text:p>-</text:p>
          </table:table-cell>
          <table:table-cell table:style-name="ce21" table:formula="of:=IF([.$C16]&lt;=[.F$4]; ([.F$4]-[.$D16]+1) *4; &quot;-&quot;)" office:value-type="string" office:string-value="-" calcext:value-type="string">
            <text:p>-</text:p>
          </table:table-cell>
          <table:table-cell table:style-name="ce21" table:formula="of:=IF([.$C16]&lt;=[.G$4]; ([.G$4]-[.$D16]+1) *4; &quot;-&quot;)" office:value-type="string" office:string-value="-" calcext:value-type="string">
            <text:p>-</text:p>
          </table:table-cell>
          <table:table-cell table:style-name="ce21" table:formula="of:=IF([.$C16]&lt;=[.H$4]; ([.H$4]-[.$D16]+1) *4; &quot;-&quot;)" office:value-type="float" office:value="4" calcext:value-type="float">
            <text:p>4</text:p>
          </table:table-cell>
          <table:table-cell table:style-name="ce21" table:formula="of:=IF([.$C16]&lt;=[.I$4]; ([.I$4]-[.$D16]+1) *4; &quot;-&quot;)" office:value-type="float" office:value="8" calcext:value-type="float">
            <text:p>8</text:p>
          </table:table-cell>
          <table:table-cell table:style-name="ce21" table:formula="of:=IF([.$C16]&lt;=[.J$4]; ([.J$4]-[.$D16]+1) *4; &quot;-&quot;)" office:value-type="float" office:value="12" calcext:value-type="float">
            <text:p>12</text:p>
          </table:table-cell>
          <table:table-cell table:style-name="ce21" table:formula="of:=IF([.$C16]&lt;=[.K$4]; ([.K$4]-[.$D16]+1) *4; &quot;-&quot;)" office:value-type="float" office:value="16" calcext:value-type="float">
            <text:p>16</text:p>
          </table:table-cell>
          <table:table-cell table:style-name="ce21" table:formula="of:=IF([.$C16]&lt;=[.L$4]; ([.L$4]-[.$D16]+1) *4; &quot;-&quot;)" office:value-type="float" office:value="20" calcext:value-type="float">
            <text:p>20</text:p>
          </table:table-cell>
          <table:table-cell table:style-name="ce21" table:formula="of:=IF([.$C16]&lt;=[.M$4]; ([.M$4]-[.$D16]+1) *4; &quot;-&quot;)" office:value-type="float" office:value="24" calcext:value-type="float">
            <text:p>24</text:p>
          </table:table-cell>
          <table:table-cell table:style-name="ce21" table:formula="of:=IF([.$C16]&lt;=[.N$4]; ([.N$4]-[.$D16]+1) *4; &quot;-&quot;)" office:value-type="float" office:value="28" calcext:value-type="float">
            <text:p>28</text:p>
          </table:table-cell>
          <table:table-cell table:style-name="ce22"/>
          <table:table-cell table:style-name="ce22" table:formula="of:=IF([.B16]/2.5&lt;1; 1; [.B16]/2.5)" office:value-type="float" office:value="5.2" calcext:value-type="float">
            <text:p>5.2</text:p>
          </table:table-cell>
          <table:table-cell table:style-name="ce22" table:formula="of:=[.P16]" office:value-type="float" office:value="5.2" calcext:value-type="float">
            <text:p>5.2</text:p>
          </table:table-cell>
          <table:table-cell table:style-name="ce21" table:formula="of:=IF(([.R$4]-[.$Q16]+1)&gt;0; ([.R$4]-[.$Q16]+1) *4; &quot;-&quot;)" office:value-type="string" office:string-value="-" calcext:value-type="string">
            <text:p>-</text:p>
          </table:table-cell>
          <table:table-cell table:style-name="ce21" table:formula="of:=IF(([.S$4]-[.$Q16]+1)&gt;0; ([.S$4]-[.$Q16]+1) *4; &quot;-&quot;)" office:value-type="string" office:string-value="-" calcext:value-type="string">
            <text:p>-</text:p>
          </table:table-cell>
          <table:table-cell table:style-name="ce21" table:formula="of:=IF(([.T$4]-[.$Q16]+1)&gt;0; ([.T$4]-[.$Q16]+1) *4; &quot;-&quot;)" office:value-type="string" office:string-value="-" calcext:value-type="string">
            <text:p>-</text:p>
          </table:table-cell>
          <table:table-cell table:style-name="ce21" table:formula="of:=IF(([.U$4]-[.$Q16]+1)&gt;0; ([.U$4]-[.$Q16]+1) *4; &quot;-&quot;)" office:value-type="string" office:string-value="-" calcext:value-type="string">
            <text:p>-</text:p>
          </table:table-cell>
          <table:table-cell table:style-name="ce21" table:formula="of:=IF(([.V$4]-[.$Q16]+1)&gt;0; ([.V$4]-[.$Q16]+1) *4; &quot;-&quot;)" office:value-type="float" office:value="3.2" calcext:value-type="float">
            <text:p>3.2</text:p>
          </table:table-cell>
          <table:table-cell table:style-name="ce21" table:formula="of:=IF(([.W$4]-[.$Q16]+1)&gt;0; ([.W$4]-[.$Q16]+1) *4; &quot;-&quot;)" office:value-type="float" office:value="7.2" calcext:value-type="float">
            <text:p>7.2</text:p>
          </table:table-cell>
          <table:table-cell table:style-name="ce21" table:formula="of:=IF(([.X$4]-[.$Q16]+1)&gt;0; ([.X$4]-[.$Q16]+1) *4; &quot;-&quot;)" office:value-type="float" office:value="11.2" calcext:value-type="float">
            <text:p>11.2</text:p>
          </table:table-cell>
          <table:table-cell table:style-name="ce21" table:formula="of:=IF(([.Y$4]-[.$Q16]+1)&gt;0; ([.Y$4]-[.$Q16]+1) *4; &quot;-&quot;)" office:value-type="float" office:value="15.2" calcext:value-type="float">
            <text:p>15.2</text:p>
          </table:table-cell>
          <table:table-cell table:style-name="ce21" table:formula="of:=IF(([.Z$4]-[.$Q16]+1)&gt;0; ([.Z$4]-[.$Q16]+1) *4; &quot;-&quot;)" office:value-type="float" office:value="19.2" calcext:value-type="float">
            <text:p>19.2</text:p>
          </table:table-cell>
          <table:table-cell table:style-name="ce21" table:formula="of:=IF(([.AA$4]-[.$Q16]+1)&gt;0; ([.AA$4]-[.$Q16]+1) *4; &quot;-&quot;)" office:value-type="float" office:value="23.2" calcext:value-type="float">
            <text:p>23.2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C17]" office:value-type="float" office:value="4" calcext:value-type="float">
            <text:p>4</text:p>
          </table:table-cell>
          <table:table-cell table:style-name="ce21" table:formula="of:=IF([.$C17]&lt;=[.E$4]; ([.E$4]-[.$D17]+1) *4; &quot;-&quot;)" office:value-type="string" office:string-value="-" calcext:value-type="string">
            <text:p>-</text:p>
          </table:table-cell>
          <table:table-cell table:style-name="ce21" table:formula="of:=IF([.$C17]&lt;=[.F$4]; ([.F$4]-[.$D17]+1) *4; &quot;-&quot;)" office:value-type="string" office:string-value="-" calcext:value-type="string">
            <text:p>-</text:p>
          </table:table-cell>
          <table:table-cell table:style-name="ce21" table:formula="of:=IF([.$C17]&lt;=[.G$4]; ([.G$4]-[.$D17]+1) *4; &quot;-&quot;)" office:value-type="string" office:string-value="-" calcext:value-type="string">
            <text:p>-</text:p>
          </table:table-cell>
          <table:table-cell table:style-name="ce21" table:formula="of:=IF([.$C17]&lt;=[.H$4]; ([.H$4]-[.$D17]+1) *4; &quot;-&quot;)" office:value-type="float" office:value="4" calcext:value-type="float">
            <text:p>4</text:p>
          </table:table-cell>
          <table:table-cell table:style-name="ce21" table:formula="of:=IF([.$C17]&lt;=[.I$4]; ([.I$4]-[.$D17]+1) *4; &quot;-&quot;)" office:value-type="float" office:value="8" calcext:value-type="float">
            <text:p>8</text:p>
          </table:table-cell>
          <table:table-cell table:style-name="ce21" table:formula="of:=IF([.$C17]&lt;=[.J$4]; ([.J$4]-[.$D17]+1) *4; &quot;-&quot;)" office:value-type="float" office:value="12" calcext:value-type="float">
            <text:p>12</text:p>
          </table:table-cell>
          <table:table-cell table:style-name="ce21" table:formula="of:=IF([.$C17]&lt;=[.K$4]; ([.K$4]-[.$D17]+1) *4; &quot;-&quot;)" office:value-type="float" office:value="16" calcext:value-type="float">
            <text:p>16</text:p>
          </table:table-cell>
          <table:table-cell table:style-name="ce21" table:formula="of:=IF([.$C17]&lt;=[.L$4]; ([.L$4]-[.$D17]+1) *4; &quot;-&quot;)" office:value-type="float" office:value="20" calcext:value-type="float">
            <text:p>20</text:p>
          </table:table-cell>
          <table:table-cell table:style-name="ce21" table:formula="of:=IF([.$C17]&lt;=[.M$4]; ([.M$4]-[.$D17]+1) *4; &quot;-&quot;)" office:value-type="float" office:value="24" calcext:value-type="float">
            <text:p>24</text:p>
          </table:table-cell>
          <table:table-cell table:style-name="ce21" table:formula="of:=IF([.$C17]&lt;=[.N$4]; ([.N$4]-[.$D17]+1) *4; &quot;-&quot;)" office:value-type="float" office:value="28" calcext:value-type="float">
            <text:p>28</text:p>
          </table:table-cell>
          <table:table-cell table:style-name="ce23"/>
          <table:table-cell table:style-name="ce22" table:formula="of:=IF([.B17]/2.5&lt;1; 1; [.B17]/2.5)" office:value-type="float" office:value="5.6" calcext:value-type="float">
            <text:p>5.6</text:p>
          </table:table-cell>
          <table:table-cell table:style-name="ce22" table:formula="of:=[.P17]" office:value-type="float" office:value="5.6" calcext:value-type="float">
            <text:p>5.6</text:p>
          </table:table-cell>
          <table:table-cell table:style-name="ce21" table:formula="of:=IF(([.R$4]-[.$Q17]+1)&gt;0; ([.R$4]-[.$Q17]+1) *4; &quot;-&quot;)" office:value-type="string" office:string-value="-" calcext:value-type="string">
            <text:p>-</text:p>
          </table:table-cell>
          <table:table-cell table:style-name="ce21" table:formula="of:=IF(([.S$4]-[.$Q17]+1)&gt;0; ([.S$4]-[.$Q17]+1) *4; &quot;-&quot;)" office:value-type="string" office:string-value="-" calcext:value-type="string">
            <text:p>-</text:p>
          </table:table-cell>
          <table:table-cell table:style-name="ce21" table:formula="of:=IF(([.T$4]-[.$Q17]+1)&gt;0; ([.T$4]-[.$Q17]+1) *4; &quot;-&quot;)" office:value-type="string" office:string-value="-" calcext:value-type="string">
            <text:p>-</text:p>
          </table:table-cell>
          <table:table-cell table:style-name="ce21" table:formula="of:=IF(([.U$4]-[.$Q17]+1)&gt;0; ([.U$4]-[.$Q17]+1) *4; &quot;-&quot;)" office:value-type="string" office:string-value="-" calcext:value-type="string">
            <text:p>-</text:p>
          </table:table-cell>
          <table:table-cell table:style-name="ce21" table:formula="of:=IF(([.V$4]-[.$Q17]+1)&gt;0; ([.V$4]-[.$Q17]+1) *4; &quot;-&quot;)" office:value-type="float" office:value="1.6" calcext:value-type="float">
            <text:p>1.6</text:p>
          </table:table-cell>
          <table:table-cell table:style-name="ce21" table:formula="of:=IF(([.W$4]-[.$Q17]+1)&gt;0; ([.W$4]-[.$Q17]+1) *4; &quot;-&quot;)" office:value-type="float" office:value="5.6" calcext:value-type="float">
            <text:p>5.6</text:p>
          </table:table-cell>
          <table:table-cell table:style-name="ce21" table:formula="of:=IF(([.X$4]-[.$Q17]+1)&gt;0; ([.X$4]-[.$Q17]+1) *4; &quot;-&quot;)" office:value-type="float" office:value="9.6" calcext:value-type="float">
            <text:p>9.6</text:p>
          </table:table-cell>
          <table:table-cell table:style-name="ce21" table:formula="of:=IF(([.Y$4]-[.$Q17]+1)&gt;0; ([.Y$4]-[.$Q17]+1) *4; &quot;-&quot;)" office:value-type="float" office:value="13.6" calcext:value-type="float">
            <text:p>13.6</text:p>
          </table:table-cell>
          <table:table-cell table:style-name="ce21" table:formula="of:=IF(([.Z$4]-[.$Q17]+1)&gt;0; ([.Z$4]-[.$Q17]+1) *4; &quot;-&quot;)" office:value-type="float" office:value="17.6" calcext:value-type="float">
            <text:p>17.6</text:p>
          </table:table-cell>
          <table:table-cell table:style-name="ce21" table:formula="of:=IF(([.AA$4]-[.$Q17]+1)&gt;0; ([.AA$4]-[.$Q17]+1) *4; &quot;-&quot;)" office:value-type="float" office:value="21.6" calcext:value-type="float">
            <text:p>21.6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C18]" office:value-type="float" office:value="4" calcext:value-type="float">
            <text:p>4</text:p>
          </table:table-cell>
          <table:table-cell table:style-name="ce21" table:formula="of:=IF([.$C18]&lt;=[.E$4]; ([.E$4]-[.$D18]+1) *4; &quot;-&quot;)" office:value-type="string" office:string-value="-" calcext:value-type="string">
            <text:p>-</text:p>
          </table:table-cell>
          <table:table-cell table:style-name="ce21" table:formula="of:=IF([.$C18]&lt;=[.F$4]; ([.F$4]-[.$D18]+1) *4; &quot;-&quot;)" office:value-type="string" office:string-value="-" calcext:value-type="string">
            <text:p>-</text:p>
          </table:table-cell>
          <table:table-cell table:style-name="ce21" table:formula="of:=IF([.$C18]&lt;=[.G$4]; ([.G$4]-[.$D18]+1) *4; &quot;-&quot;)" office:value-type="string" office:string-value="-" calcext:value-type="string">
            <text:p>-</text:p>
          </table:table-cell>
          <table:table-cell table:style-name="ce21" table:formula="of:=IF([.$C18]&lt;=[.H$4]; ([.H$4]-[.$D18]+1) *4; &quot;-&quot;)" office:value-type="float" office:value="4" calcext:value-type="float">
            <text:p>4</text:p>
          </table:table-cell>
          <table:table-cell table:style-name="ce21" table:formula="of:=IF([.$C18]&lt;=[.I$4]; ([.I$4]-[.$D18]+1) *4; &quot;-&quot;)" office:value-type="float" office:value="8" calcext:value-type="float">
            <text:p>8</text:p>
          </table:table-cell>
          <table:table-cell table:style-name="ce21" table:formula="of:=IF([.$C18]&lt;=[.J$4]; ([.J$4]-[.$D18]+1) *4; &quot;-&quot;)" office:value-type="float" office:value="12" calcext:value-type="float">
            <text:p>12</text:p>
          </table:table-cell>
          <table:table-cell table:style-name="ce21" table:formula="of:=IF([.$C18]&lt;=[.K$4]; ([.K$4]-[.$D18]+1) *4; &quot;-&quot;)" office:value-type="float" office:value="16" calcext:value-type="float">
            <text:p>16</text:p>
          </table:table-cell>
          <table:table-cell table:style-name="ce21" table:formula="of:=IF([.$C18]&lt;=[.L$4]; ([.L$4]-[.$D18]+1) *4; &quot;-&quot;)" office:value-type="float" office:value="20" calcext:value-type="float">
            <text:p>20</text:p>
          </table:table-cell>
          <table:table-cell table:style-name="ce21" table:formula="of:=IF([.$C18]&lt;=[.M$4]; ([.M$4]-[.$D18]+1) *4; &quot;-&quot;)" office:value-type="float" office:value="24" calcext:value-type="float">
            <text:p>24</text:p>
          </table:table-cell>
          <table:table-cell table:style-name="ce21" table:formula="of:=IF([.$C18]&lt;=[.N$4]; ([.N$4]-[.$D18]+1) *4; &quot;-&quot;)" office:value-type="float" office:value="28" calcext:value-type="float">
            <text:p>28</text:p>
          </table:table-cell>
          <table:table-cell table:style-name="ce23"/>
          <table:table-cell table:style-name="ce22" table:formula="of:=IF([.B18]/2.5&lt;1; 1; [.B18]/2.5)" office:value-type="float" office:value="6" calcext:value-type="float">
            <text:p>6</text:p>
          </table:table-cell>
          <table:table-cell table:style-name="ce22" table:formula="of:=[.P18]" office:value-type="float" office:value="6" calcext:value-type="float">
            <text:p>6</text:p>
          </table:table-cell>
          <table:table-cell table:style-name="ce21" table:formula="of:=IF(([.R$4]-[.$Q18]+1)&gt;0; ([.R$4]-[.$Q18]+1) *4; &quot;-&quot;)" office:value-type="string" office:string-value="-" calcext:value-type="string">
            <text:p>-</text:p>
          </table:table-cell>
          <table:table-cell table:style-name="ce21" table:formula="of:=IF(([.S$4]-[.$Q18]+1)&gt;0; ([.S$4]-[.$Q18]+1) *4; &quot;-&quot;)" office:value-type="string" office:string-value="-" calcext:value-type="string">
            <text:p>-</text:p>
          </table:table-cell>
          <table:table-cell table:style-name="ce21" table:formula="of:=IF(([.T$4]-[.$Q18]+1)&gt;0; ([.T$4]-[.$Q18]+1) *4; &quot;-&quot;)" office:value-type="string" office:string-value="-" calcext:value-type="string">
            <text:p>-</text:p>
          </table:table-cell>
          <table:table-cell table:style-name="ce21" table:formula="of:=IF(([.U$4]-[.$Q18]+1)&gt;0; ([.U$4]-[.$Q18]+1) *4; &quot;-&quot;)" office:value-type="string" office:string-value="-" calcext:value-type="string">
            <text:p>-</text:p>
          </table:table-cell>
          <table:table-cell table:style-name="ce21" table:formula="of:=IF(([.V$4]-[.$Q18]+1)&gt;0; ([.V$4]-[.$Q18]+1) *4; &quot;-&quot;)" office:value-type="string" office:string-value="-" calcext:value-type="string">
            <text:p>-</text:p>
          </table:table-cell>
          <table:table-cell table:style-name="ce21" table:formula="of:=IF(([.W$4]-[.$Q18]+1)&gt;0; ([.W$4]-[.$Q18]+1) *4; &quot;-&quot;)" office:value-type="float" office:value="4" calcext:value-type="float">
            <text:p>4</text:p>
          </table:table-cell>
          <table:table-cell table:style-name="ce21" table:formula="of:=IF(([.X$4]-[.$Q18]+1)&gt;0; ([.X$4]-[.$Q18]+1) *4; &quot;-&quot;)" office:value-type="float" office:value="8" calcext:value-type="float">
            <text:p>8</text:p>
          </table:table-cell>
          <table:table-cell table:style-name="ce21" table:formula="of:=IF(([.Y$4]-[.$Q18]+1)&gt;0; ([.Y$4]-[.$Q18]+1) *4; &quot;-&quot;)" office:value-type="float" office:value="12" calcext:value-type="float">
            <text:p>12</text:p>
          </table:table-cell>
          <table:table-cell table:style-name="ce21" table:formula="of:=IF(([.Z$4]-[.$Q18]+1)&gt;0; ([.Z$4]-[.$Q18]+1) *4; &quot;-&quot;)" office:value-type="float" office:value="16" calcext:value-type="float">
            <text:p>16</text:p>
          </table:table-cell>
          <table:table-cell table:style-name="ce21" table:formula="of:=IF(([.AA$4]-[.$Q18]+1)&gt;0; ([.AA$4]-[.$Q18]+1) *4; &quot;-&quot;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C19]" office:value-type="float" office:value="4" calcext:value-type="float">
            <text:p>4</text:p>
          </table:table-cell>
          <table:table-cell table:style-name="ce21" table:formula="of:=IF([.$C19]&lt;=[.E$4]; ([.E$4]-[.$D19]+1) *4; &quot;-&quot;)" office:value-type="string" office:string-value="-" calcext:value-type="string">
            <text:p>-</text:p>
          </table:table-cell>
          <table:table-cell table:style-name="ce21" table:formula="of:=IF([.$C19]&lt;=[.F$4]; ([.F$4]-[.$D19]+1) *4; &quot;-&quot;)" office:value-type="string" office:string-value="-" calcext:value-type="string">
            <text:p>-</text:p>
          </table:table-cell>
          <table:table-cell table:style-name="ce21" table:formula="of:=IF([.$C19]&lt;=[.G$4]; ([.G$4]-[.$D19]+1) *4; &quot;-&quot;)" office:value-type="string" office:string-value="-" calcext:value-type="string">
            <text:p>-</text:p>
          </table:table-cell>
          <table:table-cell table:style-name="ce21" table:formula="of:=IF([.$C19]&lt;=[.H$4]; ([.H$4]-[.$D19]+1) *4; &quot;-&quot;)" office:value-type="float" office:value="4" calcext:value-type="float">
            <text:p>4</text:p>
          </table:table-cell>
          <table:table-cell table:style-name="ce21" table:formula="of:=IF([.$C19]&lt;=[.I$4]; ([.I$4]-[.$D19]+1) *4; &quot;-&quot;)" office:value-type="float" office:value="8" calcext:value-type="float">
            <text:p>8</text:p>
          </table:table-cell>
          <table:table-cell table:style-name="ce21" table:formula="of:=IF([.$C19]&lt;=[.J$4]; ([.J$4]-[.$D19]+1) *4; &quot;-&quot;)" office:value-type="float" office:value="12" calcext:value-type="float">
            <text:p>12</text:p>
          </table:table-cell>
          <table:table-cell table:style-name="ce21" table:formula="of:=IF([.$C19]&lt;=[.K$4]; ([.K$4]-[.$D19]+1) *4; &quot;-&quot;)" office:value-type="float" office:value="16" calcext:value-type="float">
            <text:p>16</text:p>
          </table:table-cell>
          <table:table-cell table:style-name="ce21" table:formula="of:=IF([.$C19]&lt;=[.L$4]; ([.L$4]-[.$D19]+1) *4; &quot;-&quot;)" office:value-type="float" office:value="20" calcext:value-type="float">
            <text:p>20</text:p>
          </table:table-cell>
          <table:table-cell table:style-name="ce21" table:formula="of:=IF([.$C19]&lt;=[.M$4]; ([.M$4]-[.$D19]+1) *4; &quot;-&quot;)" office:value-type="float" office:value="24" calcext:value-type="float">
            <text:p>24</text:p>
          </table:table-cell>
          <table:table-cell table:style-name="ce21" table:formula="of:=IF([.$C19]&lt;=[.N$4]; ([.N$4]-[.$D19]+1) *4; &quot;-&quot;)" office:value-type="float" office:value="28" calcext:value-type="float">
            <text:p>28</text:p>
          </table:table-cell>
          <table:table-cell table:style-name="ce23"/>
          <table:table-cell table:style-name="ce22" table:formula="of:=IF([.B19]/2.5&lt;1; 1; [.B19]/2.5)" office:value-type="float" office:value="6.4" calcext:value-type="float">
            <text:p>6.4</text:p>
          </table:table-cell>
          <table:table-cell table:style-name="ce22" table:formula="of:=[.P19]" office:value-type="float" office:value="6.4" calcext:value-type="float">
            <text:p>6.4</text:p>
          </table:table-cell>
          <table:table-cell table:style-name="ce21" table:formula="of:=IF(([.R$4]-[.$Q19]+1)&gt;0; ([.R$4]-[.$Q19]+1) *4; &quot;-&quot;)" office:value-type="string" office:string-value="-" calcext:value-type="string">
            <text:p>-</text:p>
          </table:table-cell>
          <table:table-cell table:style-name="ce21" table:formula="of:=IF(([.S$4]-[.$Q19]+1)&gt;0; ([.S$4]-[.$Q19]+1) *4; &quot;-&quot;)" office:value-type="string" office:string-value="-" calcext:value-type="string">
            <text:p>-</text:p>
          </table:table-cell>
          <table:table-cell table:style-name="ce21" table:formula="of:=IF(([.T$4]-[.$Q19]+1)&gt;0; ([.T$4]-[.$Q19]+1) *4; &quot;-&quot;)" office:value-type="string" office:string-value="-" calcext:value-type="string">
            <text:p>-</text:p>
          </table:table-cell>
          <table:table-cell table:style-name="ce21" table:formula="of:=IF(([.U$4]-[.$Q19]+1)&gt;0; ([.U$4]-[.$Q19]+1) *4; &quot;-&quot;)" office:value-type="string" office:string-value="-" calcext:value-type="string">
            <text:p>-</text:p>
          </table:table-cell>
          <table:table-cell table:style-name="ce21" table:formula="of:=IF(([.V$4]-[.$Q19]+1)&gt;0; ([.V$4]-[.$Q19]+1) *4; &quot;-&quot;)" office:value-type="string" office:string-value="-" calcext:value-type="string">
            <text:p>-</text:p>
          </table:table-cell>
          <table:table-cell table:style-name="ce21" table:formula="of:=IF(([.W$4]-[.$Q19]+1)&gt;0; ([.W$4]-[.$Q19]+1) *4; &quot;-&quot;)" office:value-type="float" office:value="2.4" calcext:value-type="float">
            <text:p>2.4</text:p>
          </table:table-cell>
          <table:table-cell table:style-name="ce21" table:formula="of:=IF(([.X$4]-[.$Q19]+1)&gt;0; ([.X$4]-[.$Q19]+1) *4; &quot;-&quot;)" office:value-type="float" office:value="6.4" calcext:value-type="float">
            <text:p>6.4</text:p>
          </table:table-cell>
          <table:table-cell table:style-name="ce21" table:formula="of:=IF(([.Y$4]-[.$Q19]+1)&gt;0; ([.Y$4]-[.$Q19]+1) *4; &quot;-&quot;)" office:value-type="float" office:value="10.4" calcext:value-type="float">
            <text:p>10.4</text:p>
          </table:table-cell>
          <table:table-cell table:style-name="ce21" table:formula="of:=IF(([.Z$4]-[.$Q19]+1)&gt;0; ([.Z$4]-[.$Q19]+1) *4; &quot;-&quot;)" office:value-type="float" office:value="14.4" calcext:value-type="float">
            <text:p>14.4</text:p>
          </table:table-cell>
          <table:table-cell table:style-name="ce21" table:formula="of:=IF(([.AA$4]-[.$Q19]+1)&gt;0; ([.AA$4]-[.$Q19]+1) *4; &quot;-&quot;)" office:value-type="float" office:value="18.4" calcext:value-type="float">
            <text:p>18.4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4<text:span text:style-name="T1">th</text:span> Level Spells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C20]" office:value-type="float" office:value="5" calcext:value-type="float">
            <text:p>5</text:p>
          </table:table-cell>
          <table:table-cell table:style-name="ce21" table:formula="of:=IF([.$C20]&lt;=[.E$4]; ([.E$4]-[.$D20]+1) *4; &quot;-&quot;)" office:value-type="string" office:string-value="-" calcext:value-type="string">
            <text:p>-</text:p>
          </table:table-cell>
          <table:table-cell table:style-name="ce21" table:formula="of:=IF([.$C20]&lt;=[.F$4]; ([.F$4]-[.$D20]+1) *4; &quot;-&quot;)" office:value-type="string" office:string-value="-" calcext:value-type="string">
            <text:p>-</text:p>
          </table:table-cell>
          <table:table-cell table:style-name="ce21" table:formula="of:=IF([.$C20]&lt;=[.G$4]; ([.G$4]-[.$D20]+1) *4; &quot;-&quot;)" office:value-type="string" office:string-value="-" calcext:value-type="string">
            <text:p>-</text:p>
          </table:table-cell>
          <table:table-cell table:style-name="ce21" table:formula="of:=IF([.$C20]&lt;=[.H$4]; ([.H$4]-[.$D20]+1) *4; &quot;-&quot;)" office:value-type="string" office:string-value="-" calcext:value-type="string">
            <text:p>-</text:p>
          </table:table-cell>
          <table:table-cell table:style-name="ce21" table:formula="of:=IF([.$C20]&lt;=[.I$4]; ([.I$4]-[.$D20]+1) *4; &quot;-&quot;)" office:value-type="float" office:value="4" calcext:value-type="float">
            <text:p>4</text:p>
          </table:table-cell>
          <table:table-cell table:style-name="ce21" table:formula="of:=IF([.$C20]&lt;=[.J$4]; ([.J$4]-[.$D20]+1) *4; &quot;-&quot;)" office:value-type="float" office:value="8" calcext:value-type="float">
            <text:p>8</text:p>
          </table:table-cell>
          <table:table-cell table:style-name="ce21" table:formula="of:=IF([.$C20]&lt;=[.K$4]; ([.K$4]-[.$D20]+1) *4; &quot;-&quot;)" office:value-type="float" office:value="12" calcext:value-type="float">
            <text:p>12</text:p>
          </table:table-cell>
          <table:table-cell table:style-name="ce21" table:formula="of:=IF([.$C20]&lt;=[.L$4]; ([.L$4]-[.$D20]+1) *4; &quot;-&quot;)" office:value-type="float" office:value="16" calcext:value-type="float">
            <text:p>16</text:p>
          </table:table-cell>
          <table:table-cell table:style-name="ce21" table:formula="of:=IF([.$C20]&lt;=[.M$4]; ([.M$4]-[.$D20]+1) *4; &quot;-&quot;)" office:value-type="float" office:value="20" calcext:value-type="float">
            <text:p>20</text:p>
          </table:table-cell>
          <table:table-cell table:style-name="ce21" table:formula="of:=IF([.$C20]&lt;=[.N$4]; ([.N$4]-[.$D20]+1) *4; &quot;-&quot;)" office:value-type="float" office:value="24" calcext:value-type="float">
            <text:p>24</text:p>
          </table:table-cell>
          <table:table-cell table:style-name="ce23"/>
          <table:table-cell table:style-name="ce22" table:formula="of:=IF([.B20]/2.5&lt;1; 1; [.B20]/2.5)" office:value-type="float" office:value="6.8" calcext:value-type="float">
            <text:p>6.8</text:p>
          </table:table-cell>
          <table:table-cell table:style-name="ce22" table:formula="of:=[.P20]" office:value-type="float" office:value="6.8" calcext:value-type="float">
            <text:p>6.8</text:p>
          </table:table-cell>
          <table:table-cell table:style-name="ce21" table:formula="of:=IF(([.R$4]-[.$Q20]+1)&gt;0; ([.R$4]-[.$Q20]+1) *4; &quot;-&quot;)" office:value-type="string" office:string-value="-" calcext:value-type="string">
            <text:p>-</text:p>
          </table:table-cell>
          <table:table-cell table:style-name="ce21" table:formula="of:=IF(([.S$4]-[.$Q20]+1)&gt;0; ([.S$4]-[.$Q20]+1) *4; &quot;-&quot;)" office:value-type="string" office:string-value="-" calcext:value-type="string">
            <text:p>-</text:p>
          </table:table-cell>
          <table:table-cell table:style-name="ce21" table:formula="of:=IF(([.T$4]-[.$Q20]+1)&gt;0; ([.T$4]-[.$Q20]+1) *4; &quot;-&quot;)" office:value-type="string" office:string-value="-" calcext:value-type="string">
            <text:p>-</text:p>
          </table:table-cell>
          <table:table-cell table:style-name="ce21" table:formula="of:=IF(([.U$4]-[.$Q20]+1)&gt;0; ([.U$4]-[.$Q20]+1) *4; &quot;-&quot;)" office:value-type="string" office:string-value="-" calcext:value-type="string">
            <text:p>-</text:p>
          </table:table-cell>
          <table:table-cell table:style-name="ce21" table:formula="of:=IF(([.V$4]-[.$Q20]+1)&gt;0; ([.V$4]-[.$Q20]+1) *4; &quot;-&quot;)" office:value-type="string" office:string-value="-" calcext:value-type="string">
            <text:p>-</text:p>
          </table:table-cell>
          <table:table-cell table:style-name="ce21" table:formula="of:=IF(([.W$4]-[.$Q20]+1)&gt;0; ([.W$4]-[.$Q20]+1) *4; &quot;-&quot;)" office:value-type="float" office:value="0.800000000000001" calcext:value-type="float">
            <text:p>0.800000000000001</text:p>
          </table:table-cell>
          <table:table-cell table:style-name="ce21" table:formula="of:=IF(([.X$4]-[.$Q20]+1)&gt;0; ([.X$4]-[.$Q20]+1) *4; &quot;-&quot;)" office:value-type="float" office:value="4.8" calcext:value-type="float">
            <text:p>4.8</text:p>
          </table:table-cell>
          <table:table-cell table:style-name="ce21" table:formula="of:=IF(([.Y$4]-[.$Q20]+1)&gt;0; ([.Y$4]-[.$Q20]+1) *4; &quot;-&quot;)" office:value-type="float" office:value="8.8" calcext:value-type="float">
            <text:p>8.8</text:p>
          </table:table-cell>
          <table:table-cell table:style-name="ce21" table:formula="of:=IF(([.Z$4]-[.$Q20]+1)&gt;0; ([.Z$4]-[.$Q20]+1) *4; &quot;-&quot;)" office:value-type="float" office:value="12.8" calcext:value-type="float">
            <text:p>12.8</text:p>
          </table:table-cell>
          <table:table-cell table:style-name="ce21" table:formula="of:=IF(([.AA$4]-[.$Q20]+1)&gt;0; ([.AA$4]-[.$Q20]+1) *4; &quot;-&quot;)" office:value-type="float" office:value="16.8" calcext:value-type="float">
            <text:p>16.8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C21]" office:value-type="float" office:value="5" calcext:value-type="float">
            <text:p>5</text:p>
          </table:table-cell>
          <table:table-cell table:style-name="ce21" table:formula="of:=IF([.$C21]&lt;=[.E$4]; ([.E$4]-[.$D21]+1) *4; &quot;-&quot;)" office:value-type="string" office:string-value="-" calcext:value-type="string">
            <text:p>-</text:p>
          </table:table-cell>
          <table:table-cell table:style-name="ce21" table:formula="of:=IF([.$C21]&lt;=[.F$4]; ([.F$4]-[.$D21]+1) *4; &quot;-&quot;)" office:value-type="string" office:string-value="-" calcext:value-type="string">
            <text:p>-</text:p>
          </table:table-cell>
          <table:table-cell table:style-name="ce21" table:formula="of:=IF([.$C21]&lt;=[.G$4]; ([.G$4]-[.$D21]+1) *4; &quot;-&quot;)" office:value-type="string" office:string-value="-" calcext:value-type="string">
            <text:p>-</text:p>
          </table:table-cell>
          <table:table-cell table:style-name="ce21" table:formula="of:=IF([.$C21]&lt;=[.H$4]; ([.H$4]-[.$D21]+1) *4; &quot;-&quot;)" office:value-type="string" office:string-value="-" calcext:value-type="string">
            <text:p>-</text:p>
          </table:table-cell>
          <table:table-cell table:style-name="ce21" table:formula="of:=IF([.$C21]&lt;=[.I$4]; ([.I$4]-[.$D21]+1) *4; &quot;-&quot;)" office:value-type="float" office:value="4" calcext:value-type="float">
            <text:p>4</text:p>
          </table:table-cell>
          <table:table-cell table:style-name="ce21" table:formula="of:=IF([.$C21]&lt;=[.J$4]; ([.J$4]-[.$D21]+1) *4; &quot;-&quot;)" office:value-type="float" office:value="8" calcext:value-type="float">
            <text:p>8</text:p>
          </table:table-cell>
          <table:table-cell table:style-name="ce21" table:formula="of:=IF([.$C21]&lt;=[.K$4]; ([.K$4]-[.$D21]+1) *4; &quot;-&quot;)" office:value-type="float" office:value="12" calcext:value-type="float">
            <text:p>12</text:p>
          </table:table-cell>
          <table:table-cell table:style-name="ce21" table:formula="of:=IF([.$C21]&lt;=[.L$4]; ([.L$4]-[.$D21]+1) *4; &quot;-&quot;)" office:value-type="float" office:value="16" calcext:value-type="float">
            <text:p>16</text:p>
          </table:table-cell>
          <table:table-cell table:style-name="ce21" table:formula="of:=IF([.$C21]&lt;=[.M$4]; ([.M$4]-[.$D21]+1) *4; &quot;-&quot;)" office:value-type="float" office:value="20" calcext:value-type="float">
            <text:p>20</text:p>
          </table:table-cell>
          <table:table-cell table:style-name="ce21" table:formula="of:=IF([.$C21]&lt;=[.N$4]; ([.N$4]-[.$D21]+1) *4; &quot;-&quot;)" office:value-type="float" office:value="24" calcext:value-type="float">
            <text:p>24</text:p>
          </table:table-cell>
          <table:table-cell table:style-name="ce23"/>
          <table:table-cell table:style-name="ce22" table:formula="of:=IF([.B21]/2.5&lt;1; 1; [.B21]/2.5)" office:value-type="float" office:value="7.2" calcext:value-type="float">
            <text:p>7.2</text:p>
          </table:table-cell>
          <table:table-cell table:style-name="ce22" table:formula="of:=[.P21]" office:value-type="float" office:value="7.2" calcext:value-type="float">
            <text:p>7.2</text:p>
          </table:table-cell>
          <table:table-cell table:style-name="ce21" table:formula="of:=IF(([.R$4]-[.$Q21]+1)&gt;0; ([.R$4]-[.$Q21]+1) *4; &quot;-&quot;)" office:value-type="string" office:string-value="-" calcext:value-type="string">
            <text:p>-</text:p>
          </table:table-cell>
          <table:table-cell table:style-name="ce21" table:formula="of:=IF(([.S$4]-[.$Q21]+1)&gt;0; ([.S$4]-[.$Q21]+1) *4; &quot;-&quot;)" office:value-type="string" office:string-value="-" calcext:value-type="string">
            <text:p>-</text:p>
          </table:table-cell>
          <table:table-cell table:style-name="ce21" table:formula="of:=IF(([.T$4]-[.$Q21]+1)&gt;0; ([.T$4]-[.$Q21]+1) *4; &quot;-&quot;)" office:value-type="string" office:string-value="-" calcext:value-type="string">
            <text:p>-</text:p>
          </table:table-cell>
          <table:table-cell table:style-name="ce21" table:formula="of:=IF(([.U$4]-[.$Q21]+1)&gt;0; ([.U$4]-[.$Q21]+1) *4; &quot;-&quot;)" office:value-type="string" office:string-value="-" calcext:value-type="string">
            <text:p>-</text:p>
          </table:table-cell>
          <table:table-cell table:style-name="ce21" table:formula="of:=IF(([.V$4]-[.$Q21]+1)&gt;0; ([.V$4]-[.$Q21]+1) *4; &quot;-&quot;)" office:value-type="string" office:string-value="-" calcext:value-type="string">
            <text:p>-</text:p>
          </table:table-cell>
          <table:table-cell table:style-name="ce21" table:formula="of:=IF(([.W$4]-[.$Q21]+1)&gt;0; ([.W$4]-[.$Q21]+1) *4; &quot;-&quot;)" office:value-type="string" office:string-value="-" calcext:value-type="string">
            <text:p>-</text:p>
          </table:table-cell>
          <table:table-cell table:style-name="ce21" table:formula="of:=IF(([.X$4]-[.$Q21]+1)&gt;0; ([.X$4]-[.$Q21]+1) *4; &quot;-&quot;)" office:value-type="float" office:value="3.2" calcext:value-type="float">
            <text:p>3.2</text:p>
          </table:table-cell>
          <table:table-cell table:style-name="ce21" table:formula="of:=IF(([.Y$4]-[.$Q21]+1)&gt;0; ([.Y$4]-[.$Q21]+1) *4; &quot;-&quot;)" office:value-type="float" office:value="7.2" calcext:value-type="float">
            <text:p>7.2</text:p>
          </table:table-cell>
          <table:table-cell table:style-name="ce21" table:formula="of:=IF(([.Z$4]-[.$Q21]+1)&gt;0; ([.Z$4]-[.$Q21]+1) *4; &quot;-&quot;)" office:value-type="float" office:value="11.2" calcext:value-type="float">
            <text:p>11.2</text:p>
          </table:table-cell>
          <table:table-cell table:style-name="ce21" table:formula="of:=IF(([.AA$4]-[.$Q21]+1)&gt;0; ([.AA$4]-[.$Q21]+1) *4; &quot;-&quot;)" office:value-type="float" office:value="15.2" calcext:value-type="float">
            <text:p>15.2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C22]" office:value-type="float" office:value="5" calcext:value-type="float">
            <text:p>5</text:p>
          </table:table-cell>
          <table:table-cell table:style-name="ce21" table:formula="of:=IF([.$C22]&lt;=[.E$4]; ([.E$4]-[.$D22]+1) *4; &quot;-&quot;)" office:value-type="string" office:string-value="-" calcext:value-type="string">
            <text:p>-</text:p>
          </table:table-cell>
          <table:table-cell table:style-name="ce21" table:formula="of:=IF([.$C22]&lt;=[.F$4]; ([.F$4]-[.$D22]+1) *4; &quot;-&quot;)" office:value-type="string" office:string-value="-" calcext:value-type="string">
            <text:p>-</text:p>
          </table:table-cell>
          <table:table-cell table:style-name="ce21" table:formula="of:=IF([.$C22]&lt;=[.G$4]; ([.G$4]-[.$D22]+1) *4; &quot;-&quot;)" office:value-type="string" office:string-value="-" calcext:value-type="string">
            <text:p>-</text:p>
          </table:table-cell>
          <table:table-cell table:style-name="ce21" table:formula="of:=IF([.$C22]&lt;=[.H$4]; ([.H$4]-[.$D22]+1) *4; &quot;-&quot;)" office:value-type="string" office:string-value="-" calcext:value-type="string">
            <text:p>-</text:p>
          </table:table-cell>
          <table:table-cell table:style-name="ce21" table:formula="of:=IF([.$C22]&lt;=[.I$4]; ([.I$4]-[.$D22]+1) *4; &quot;-&quot;)" office:value-type="float" office:value="4" calcext:value-type="float">
            <text:p>4</text:p>
          </table:table-cell>
          <table:table-cell table:style-name="ce21" table:formula="of:=IF([.$C22]&lt;=[.J$4]; ([.J$4]-[.$D22]+1) *4; &quot;-&quot;)" office:value-type="float" office:value="8" calcext:value-type="float">
            <text:p>8</text:p>
          </table:table-cell>
          <table:table-cell table:style-name="ce21" table:formula="of:=IF([.$C22]&lt;=[.K$4]; ([.K$4]-[.$D22]+1) *4; &quot;-&quot;)" office:value-type="float" office:value="12" calcext:value-type="float">
            <text:p>12</text:p>
          </table:table-cell>
          <table:table-cell table:style-name="ce21" table:formula="of:=IF([.$C22]&lt;=[.L$4]; ([.L$4]-[.$D22]+1) *4; &quot;-&quot;)" office:value-type="float" office:value="16" calcext:value-type="float">
            <text:p>16</text:p>
          </table:table-cell>
          <table:table-cell table:style-name="ce21" table:formula="of:=IF([.$C22]&lt;=[.M$4]; ([.M$4]-[.$D22]+1) *4; &quot;-&quot;)" office:value-type="float" office:value="20" calcext:value-type="float">
            <text:p>20</text:p>
          </table:table-cell>
          <table:table-cell table:style-name="ce21" table:formula="of:=IF([.$C22]&lt;=[.N$4]; ([.N$4]-[.$D22]+1) *4; &quot;-&quot;)" office:value-type="float" office:value="24" calcext:value-type="float">
            <text:p>24</text:p>
          </table:table-cell>
          <table:table-cell table:style-name="ce23"/>
          <table:table-cell table:style-name="ce22" table:formula="of:=IF([.B22]/2.5&lt;1; 1; [.B22]/2.5)" office:value-type="float" office:value="7.6" calcext:value-type="float">
            <text:p>7.6</text:p>
          </table:table-cell>
          <table:table-cell table:style-name="ce22" table:formula="of:=[.P22]" office:value-type="float" office:value="7.6" calcext:value-type="float">
            <text:p>7.6</text:p>
          </table:table-cell>
          <table:table-cell table:style-name="ce21" table:formula="of:=IF(([.R$4]-[.$Q22]+1)&gt;0; ([.R$4]-[.$Q22]+1) *4; &quot;-&quot;)" office:value-type="string" office:string-value="-" calcext:value-type="string">
            <text:p>-</text:p>
          </table:table-cell>
          <table:table-cell table:style-name="ce21" table:formula="of:=IF(([.S$4]-[.$Q22]+1)&gt;0; ([.S$4]-[.$Q22]+1) *4; &quot;-&quot;)" office:value-type="string" office:string-value="-" calcext:value-type="string">
            <text:p>-</text:p>
          </table:table-cell>
          <table:table-cell table:style-name="ce21" table:formula="of:=IF(([.T$4]-[.$Q22]+1)&gt;0; ([.T$4]-[.$Q22]+1) *4; &quot;-&quot;)" office:value-type="string" office:string-value="-" calcext:value-type="string">
            <text:p>-</text:p>
          </table:table-cell>
          <table:table-cell table:style-name="ce21" table:formula="of:=IF(([.U$4]-[.$Q22]+1)&gt;0; ([.U$4]-[.$Q22]+1) *4; &quot;-&quot;)" office:value-type="string" office:string-value="-" calcext:value-type="string">
            <text:p>-</text:p>
          </table:table-cell>
          <table:table-cell table:style-name="ce21" table:formula="of:=IF(([.V$4]-[.$Q22]+1)&gt;0; ([.V$4]-[.$Q22]+1) *4; &quot;-&quot;)" office:value-type="string" office:string-value="-" calcext:value-type="string">
            <text:p>-</text:p>
          </table:table-cell>
          <table:table-cell table:style-name="ce21" table:formula="of:=IF(([.W$4]-[.$Q22]+1)&gt;0; ([.W$4]-[.$Q22]+1) *4; &quot;-&quot;)" office:value-type="string" office:string-value="-" calcext:value-type="string">
            <text:p>-</text:p>
          </table:table-cell>
          <table:table-cell table:style-name="ce21" table:formula="of:=IF(([.X$4]-[.$Q22]+1)&gt;0; ([.X$4]-[.$Q22]+1) *4; &quot;-&quot;)" office:value-type="float" office:value="1.6" calcext:value-type="float">
            <text:p>1.6</text:p>
          </table:table-cell>
          <table:table-cell table:style-name="ce21" table:formula="of:=IF(([.Y$4]-[.$Q22]+1)&gt;0; ([.Y$4]-[.$Q22]+1) *4; &quot;-&quot;)" office:value-type="float" office:value="5.6" calcext:value-type="float">
            <text:p>5.6</text:p>
          </table:table-cell>
          <table:table-cell table:style-name="ce21" table:formula="of:=IF(([.Z$4]-[.$Q22]+1)&gt;0; ([.Z$4]-[.$Q22]+1) *4; &quot;-&quot;)" office:value-type="float" office:value="9.6" calcext:value-type="float">
            <text:p>9.6</text:p>
          </table:table-cell>
          <table:table-cell table:style-name="ce21" table:formula="of:=IF(([.AA$4]-[.$Q22]+1)&gt;0; ([.AA$4]-[.$Q22]+1) *4; &quot;-&quot;)" office:value-type="float" office:value="13.6" calcext:value-type="float">
            <text:p>13.6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C23]" office:value-type="float" office:value="5" calcext:value-type="float">
            <text:p>5</text:p>
          </table:table-cell>
          <table:table-cell table:style-name="ce21" table:formula="of:=IF([.$C23]&lt;=[.E$4]; ([.E$4]-[.$D23]+1) *4; &quot;-&quot;)" office:value-type="string" office:string-value="-" calcext:value-type="string">
            <text:p>-</text:p>
          </table:table-cell>
          <table:table-cell table:style-name="ce21" table:formula="of:=IF([.$C23]&lt;=[.F$4]; ([.F$4]-[.$D23]+1) *4; &quot;-&quot;)" office:value-type="string" office:string-value="-" calcext:value-type="string">
            <text:p>-</text:p>
          </table:table-cell>
          <table:table-cell table:style-name="ce21" table:formula="of:=IF([.$C23]&lt;=[.G$4]; ([.G$4]-[.$D23]+1) *4; &quot;-&quot;)" office:value-type="string" office:string-value="-" calcext:value-type="string">
            <text:p>-</text:p>
          </table:table-cell>
          <table:table-cell table:style-name="ce21" table:formula="of:=IF([.$C23]&lt;=[.H$4]; ([.H$4]-[.$D23]+1) *4; &quot;-&quot;)" office:value-type="string" office:string-value="-" calcext:value-type="string">
            <text:p>-</text:p>
          </table:table-cell>
          <table:table-cell table:style-name="ce21" table:formula="of:=IF([.$C23]&lt;=[.I$4]; ([.I$4]-[.$D23]+1) *4; &quot;-&quot;)" office:value-type="float" office:value="4" calcext:value-type="float">
            <text:p>4</text:p>
          </table:table-cell>
          <table:table-cell table:style-name="ce21" table:formula="of:=IF([.$C23]&lt;=[.J$4]; ([.J$4]-[.$D23]+1) *4; &quot;-&quot;)" office:value-type="float" office:value="8" calcext:value-type="float">
            <text:p>8</text:p>
          </table:table-cell>
          <table:table-cell table:style-name="ce21" table:formula="of:=IF([.$C23]&lt;=[.K$4]; ([.K$4]-[.$D23]+1) *4; &quot;-&quot;)" office:value-type="float" office:value="12" calcext:value-type="float">
            <text:p>12</text:p>
          </table:table-cell>
          <table:table-cell table:style-name="ce21" table:formula="of:=IF([.$C23]&lt;=[.L$4]; ([.L$4]-[.$D23]+1) *4; &quot;-&quot;)" office:value-type="float" office:value="16" calcext:value-type="float">
            <text:p>16</text:p>
          </table:table-cell>
          <table:table-cell table:style-name="ce21" table:formula="of:=IF([.$C23]&lt;=[.M$4]; ([.M$4]-[.$D23]+1) *4; &quot;-&quot;)" office:value-type="float" office:value="20" calcext:value-type="float">
            <text:p>20</text:p>
          </table:table-cell>
          <table:table-cell table:style-name="ce21" table:formula="of:=IF([.$C23]&lt;=[.N$4]; ([.N$4]-[.$D23]+1) *4; &quot;-&quot;)" office:value-type="float" office:value="24" calcext:value-type="float">
            <text:p>24</text:p>
          </table:table-cell>
          <table:table-cell/>
          <table:table-cell table:style-name="ce22" table:formula="of:=IF([.B23]/2.5&lt;1; 1; [.B23]/2.5)" office:value-type="float" office:value="8" calcext:value-type="float">
            <text:p>8</text:p>
          </table:table-cell>
          <table:table-cell table:style-name="ce22" table:formula="of:=[.P23]" office:value-type="float" office:value="8" calcext:value-type="float">
            <text:p>8</text:p>
          </table:table-cell>
          <table:table-cell table:style-name="ce21" table:formula="of:=IF(([.R$4]-[.$Q23]+1)&gt;0; ([.R$4]-[.$Q23]+1) *4; &quot;-&quot;)" office:value-type="string" office:string-value="-" calcext:value-type="string">
            <text:p>-</text:p>
          </table:table-cell>
          <table:table-cell table:style-name="ce21" table:formula="of:=IF(([.S$4]-[.$Q23]+1)&gt;0; ([.S$4]-[.$Q23]+1) *4; &quot;-&quot;)" office:value-type="string" office:string-value="-" calcext:value-type="string">
            <text:p>-</text:p>
          </table:table-cell>
          <table:table-cell table:style-name="ce21" table:formula="of:=IF(([.T$4]-[.$Q23]+1)&gt;0; ([.T$4]-[.$Q23]+1) *4; &quot;-&quot;)" office:value-type="string" office:string-value="-" calcext:value-type="string">
            <text:p>-</text:p>
          </table:table-cell>
          <table:table-cell table:style-name="ce21" table:formula="of:=IF(([.U$4]-[.$Q23]+1)&gt;0; ([.U$4]-[.$Q23]+1) *4; &quot;-&quot;)" office:value-type="string" office:string-value="-" calcext:value-type="string">
            <text:p>-</text:p>
          </table:table-cell>
          <table:table-cell table:style-name="ce21" table:formula="of:=IF(([.V$4]-[.$Q23]+1)&gt;0; ([.V$4]-[.$Q23]+1) *4; &quot;-&quot;)" office:value-type="string" office:string-value="-" calcext:value-type="string">
            <text:p>-</text:p>
          </table:table-cell>
          <table:table-cell table:style-name="ce21" table:formula="of:=IF(([.W$4]-[.$Q23]+1)&gt;0; ([.W$4]-[.$Q23]+1) *4; &quot;-&quot;)" office:value-type="string" office:string-value="-" calcext:value-type="string">
            <text:p>-</text:p>
          </table:table-cell>
          <table:table-cell table:style-name="ce21" table:formula="of:=IF(([.X$4]-[.$Q23]+1)&gt;0; ([.X$4]-[.$Q23]+1) *4; &quot;-&quot;)" office:value-type="string" office:string-value="-" calcext:value-type="string">
            <text:p>-</text:p>
          </table:table-cell>
          <table:table-cell table:style-name="ce21" table:formula="of:=IF(([.Y$4]-[.$Q23]+1)&gt;0; ([.Y$4]-[.$Q23]+1) *4; &quot;-&quot;)" office:value-type="float" office:value="4" calcext:value-type="float">
            <text:p>4</text:p>
          </table:table-cell>
          <table:table-cell table:style-name="ce21" table:formula="of:=IF(([.Z$4]-[.$Q23]+1)&gt;0; ([.Z$4]-[.$Q23]+1) *4; &quot;-&quot;)" office:value-type="float" office:value="8" calcext:value-type="float">
            <text:p>8</text:p>
          </table:table-cell>
          <table:table-cell table:style-name="ce21" table:formula="of:=IF(([.AA$4]-[.$Q23]+1)&gt;0; ([.AA$4]-[.$Q23]+1) *4; &quot;-&quot;)" office:value-type="float" office:value="12" calcext:value-type="float">
            <text:p>12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5<text:span text:style-name="T1">th</text:span> Level Spells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1" table:formula="of:=IF([.$C24]&lt;=[.E$4]; ([.E$4]-[.$D24]+1) *4; &quot;-&quot;)" office:value-type="string" office:string-value="-" calcext:value-type="string">
            <text:p>-</text:p>
          </table:table-cell>
          <table:table-cell table:style-name="ce21" table:formula="of:=IF([.$C24]&lt;=[.F$4]; ([.F$4]-[.$D24]+1) *4; &quot;-&quot;)" office:value-type="string" office:string-value="-" calcext:value-type="string">
            <text:p>-</text:p>
          </table:table-cell>
          <table:table-cell table:style-name="ce21" table:formula="of:=IF([.$C24]&lt;=[.G$4]; ([.G$4]-[.$D24]+1) *4; &quot;-&quot;)" office:value-type="string" office:string-value="-" calcext:value-type="string">
            <text:p>-</text:p>
          </table:table-cell>
          <table:table-cell table:style-name="ce21" table:formula="of:=IF([.$C24]&lt;=[.H$4]; ([.H$4]-[.$D24]+1) *4; &quot;-&quot;)" office:value-type="string" office:string-value="-" calcext:value-type="string">
            <text:p>-</text:p>
          </table:table-cell>
          <table:table-cell table:style-name="ce21" table:formula="of:=IF([.$C24]&lt;=[.I$4]; ([.I$4]-[.$D24]+1) *4; &quot;-&quot;)" office:value-type="string" office:string-value="-" calcext:value-type="string">
            <text:p>-</text:p>
          </table:table-cell>
          <table:table-cell table:style-name="ce21" table:formula="of:=IF([.$C24]&lt;=[.J$4]; ([.J$4]-[.$D24]+1) *4; &quot;-&quot;)" office:value-type="float" office:value="4" calcext:value-type="float">
            <text:p>4</text:p>
          </table:table-cell>
          <table:table-cell table:style-name="ce21" table:formula="of:=IF([.$C24]&lt;=[.K$4]; ([.K$4]-[.$D24]+1) *4; &quot;-&quot;)" office:value-type="float" office:value="8" calcext:value-type="float">
            <text:p>8</text:p>
          </table:table-cell>
          <table:table-cell table:style-name="ce21" table:formula="of:=IF([.$C24]&lt;=[.L$4]; ([.L$4]-[.$D24]+1) *4; &quot;-&quot;)" office:value-type="float" office:value="12" calcext:value-type="float">
            <text:p>12</text:p>
          </table:table-cell>
          <table:table-cell table:style-name="ce21" table:formula="of:=IF([.$C24]&lt;=[.M$4]; ([.M$4]-[.$D24]+1) *4; &quot;-&quot;)" office:value-type="float" office:value="16" calcext:value-type="float">
            <text:p>16</text:p>
          </table:table-cell>
          <table:table-cell table:style-name="ce21" table:formula="of:=IF([.$C24]&lt;=[.N$4]; ([.N$4]-[.$D24]+1) *4; &quot;-&quot;)" office:value-type="float" office:value="20" calcext:value-type="float">
            <text:p>20</text:p>
          </table:table-cell>
          <table:table-cell/>
          <table:table-cell table:style-name="ce22" table:formula="of:=IF([.B24]/2.5&lt;1; 1; [.B24]/2.5)" office:value-type="float" office:value="8.4" calcext:value-type="float">
            <text:p>8.4</text:p>
          </table:table-cell>
          <table:table-cell table:style-name="ce22" table:formula="of:=[.P24]" office:value-type="float" office:value="8.4" calcext:value-type="float">
            <text:p>8.4</text:p>
          </table:table-cell>
          <table:table-cell table:style-name="ce21" table:formula="of:=IF(([.R$4]-[.$Q24]+1)&gt;0; ([.R$4]-[.$Q24]+1) *4; &quot;-&quot;)" office:value-type="string" office:string-value="-" calcext:value-type="string">
            <text:p>-</text:p>
          </table:table-cell>
          <table:table-cell table:style-name="ce21" table:formula="of:=IF(([.S$4]-[.$Q24]+1)&gt;0; ([.S$4]-[.$Q24]+1) *4; &quot;-&quot;)" office:value-type="string" office:string-value="-" calcext:value-type="string">
            <text:p>-</text:p>
          </table:table-cell>
          <table:table-cell table:style-name="ce21" table:formula="of:=IF(([.T$4]-[.$Q24]+1)&gt;0; ([.T$4]-[.$Q24]+1) *4; &quot;-&quot;)" office:value-type="string" office:string-value="-" calcext:value-type="string">
            <text:p>-</text:p>
          </table:table-cell>
          <table:table-cell table:style-name="ce21" table:formula="of:=IF(([.U$4]-[.$Q24]+1)&gt;0; ([.U$4]-[.$Q24]+1) *4; &quot;-&quot;)" office:value-type="string" office:string-value="-" calcext:value-type="string">
            <text:p>-</text:p>
          </table:table-cell>
          <table:table-cell table:style-name="ce21" table:formula="of:=IF(([.V$4]-[.$Q24]+1)&gt;0; ([.V$4]-[.$Q24]+1) *4; &quot;-&quot;)" office:value-type="string" office:string-value="-" calcext:value-type="string">
            <text:p>-</text:p>
          </table:table-cell>
          <table:table-cell table:style-name="ce21" table:formula="of:=IF(([.W$4]-[.$Q24]+1)&gt;0; ([.W$4]-[.$Q24]+1) *4; &quot;-&quot;)" office:value-type="string" office:string-value="-" calcext:value-type="string">
            <text:p>-</text:p>
          </table:table-cell>
          <table:table-cell table:style-name="ce21" table:formula="of:=IF(([.X$4]-[.$Q24]+1)&gt;0; ([.X$4]-[.$Q24]+1) *4; &quot;-&quot;)" office:value-type="string" office:string-value="-" calcext:value-type="string">
            <text:p>-</text:p>
          </table:table-cell>
          <table:table-cell table:style-name="ce21" table:formula="of:=IF(([.Y$4]-[.$Q24]+1)&gt;0; ([.Y$4]-[.$Q24]+1) *4; &quot;-&quot;)" office:value-type="float" office:value="2.4" calcext:value-type="float">
            <text:p>2.4</text:p>
          </table:table-cell>
          <table:table-cell table:style-name="ce21" table:formula="of:=IF(([.Z$4]-[.$Q24]+1)&gt;0; ([.Z$4]-[.$Q24]+1) *4; &quot;-&quot;)" office:value-type="float" office:value="6.4" calcext:value-type="float">
            <text:p>6.4</text:p>
          </table:table-cell>
          <table:table-cell table:style-name="ce21" table:formula="of:=IF(([.AA$4]-[.$Q24]+1)&gt;0; ([.AA$4]-[.$Q24]+1) *4; &quot;-&quot;)" office:value-type="float" office:value="10.4" calcext:value-type="float">
            <text:p>10.4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1" table:formula="of:=IF([.$C25]&lt;=[.E$4]; ([.E$4]-[.$D25]+1) *4; &quot;-&quot;)" office:value-type="string" office:string-value="-" calcext:value-type="string">
            <text:p>-</text:p>
          </table:table-cell>
          <table:table-cell table:style-name="ce21" table:formula="of:=IF([.$C25]&lt;=[.F$4]; ([.F$4]-[.$D25]+1) *4; &quot;-&quot;)" office:value-type="string" office:string-value="-" calcext:value-type="string">
            <text:p>-</text:p>
          </table:table-cell>
          <table:table-cell table:style-name="ce21" table:formula="of:=IF([.$C25]&lt;=[.G$4]; ([.G$4]-[.$D25]+1) *4; &quot;-&quot;)" office:value-type="string" office:string-value="-" calcext:value-type="string">
            <text:p>-</text:p>
          </table:table-cell>
          <table:table-cell table:style-name="ce21" table:formula="of:=IF([.$C25]&lt;=[.H$4]; ([.H$4]-[.$D25]+1) *4; &quot;-&quot;)" office:value-type="string" office:string-value="-" calcext:value-type="string">
            <text:p>-</text:p>
          </table:table-cell>
          <table:table-cell table:style-name="ce21" table:formula="of:=IF([.$C25]&lt;=[.I$4]; ([.I$4]-[.$D25]+1) *4; &quot;-&quot;)" office:value-type="string" office:string-value="-" calcext:value-type="string">
            <text:p>-</text:p>
          </table:table-cell>
          <table:table-cell table:style-name="ce21" table:formula="of:=IF([.$C25]&lt;=[.J$4]; ([.J$4]-[.$D25]+1) *4; &quot;-&quot;)" office:value-type="float" office:value="4" calcext:value-type="float">
            <text:p>4</text:p>
          </table:table-cell>
          <table:table-cell table:style-name="ce21" table:formula="of:=IF([.$C25]&lt;=[.K$4]; ([.K$4]-[.$D25]+1) *4; &quot;-&quot;)" office:value-type="float" office:value="8" calcext:value-type="float">
            <text:p>8</text:p>
          </table:table-cell>
          <table:table-cell table:style-name="ce21" table:formula="of:=IF([.$C25]&lt;=[.L$4]; ([.L$4]-[.$D25]+1) *4; &quot;-&quot;)" office:value-type="float" office:value="12" calcext:value-type="float">
            <text:p>12</text:p>
          </table:table-cell>
          <table:table-cell table:style-name="ce21" table:formula="of:=IF([.$C25]&lt;=[.M$4]; ([.M$4]-[.$D25]+1) *4; &quot;-&quot;)" office:value-type="float" office:value="16" calcext:value-type="float">
            <text:p>16</text:p>
          </table:table-cell>
          <table:table-cell table:style-name="ce21" table:formula="of:=IF([.$C25]&lt;=[.N$4]; ([.N$4]-[.$D25]+1) *4; &quot;-&quot;)" office:value-type="float" office:value="20" calcext:value-type="float">
            <text:p>20</text:p>
          </table:table-cell>
          <table:table-cell table:style-name="ce23"/>
          <table:table-cell table:style-name="ce22" table:formula="of:=IF([.B25]/2.5&lt;1; 1; [.B25]/2.5)" office:value-type="float" office:value="8.8" calcext:value-type="float">
            <text:p>8.8</text:p>
          </table:table-cell>
          <table:table-cell table:style-name="ce22" table:formula="of:=[.P25]" office:value-type="float" office:value="8.8" calcext:value-type="float">
            <text:p>8.8</text:p>
          </table:table-cell>
          <table:table-cell table:style-name="ce21" table:formula="of:=IF(([.R$4]-[.$Q25]+1)&gt;0; ([.R$4]-[.$Q25]+1) *4; &quot;-&quot;)" office:value-type="string" office:string-value="-" calcext:value-type="string">
            <text:p>-</text:p>
          </table:table-cell>
          <table:table-cell table:style-name="ce21" table:formula="of:=IF(([.S$4]-[.$Q25]+1)&gt;0; ([.S$4]-[.$Q25]+1) *4; &quot;-&quot;)" office:value-type="string" office:string-value="-" calcext:value-type="string">
            <text:p>-</text:p>
          </table:table-cell>
          <table:table-cell table:style-name="ce21" table:formula="of:=IF(([.T$4]-[.$Q25]+1)&gt;0; ([.T$4]-[.$Q25]+1) *4; &quot;-&quot;)" office:value-type="string" office:string-value="-" calcext:value-type="string">
            <text:p>-</text:p>
          </table:table-cell>
          <table:table-cell table:style-name="ce21" table:formula="of:=IF(([.U$4]-[.$Q25]+1)&gt;0; ([.U$4]-[.$Q25]+1) *4; &quot;-&quot;)" office:value-type="string" office:string-value="-" calcext:value-type="string">
            <text:p>-</text:p>
          </table:table-cell>
          <table:table-cell table:style-name="ce21" table:formula="of:=IF(([.V$4]-[.$Q25]+1)&gt;0; ([.V$4]-[.$Q25]+1) *4; &quot;-&quot;)" office:value-type="string" office:string-value="-" calcext:value-type="string">
            <text:p>-</text:p>
          </table:table-cell>
          <table:table-cell table:style-name="ce21" table:formula="of:=IF(([.W$4]-[.$Q25]+1)&gt;0; ([.W$4]-[.$Q25]+1) *4; &quot;-&quot;)" office:value-type="string" office:string-value="-" calcext:value-type="string">
            <text:p>-</text:p>
          </table:table-cell>
          <table:table-cell table:style-name="ce21" table:formula="of:=IF(([.X$4]-[.$Q25]+1)&gt;0; ([.X$4]-[.$Q25]+1) *4; &quot;-&quot;)" office:value-type="string" office:string-value="-" calcext:value-type="string">
            <text:p>-</text:p>
          </table:table-cell>
          <table:table-cell table:style-name="ce21" table:formula="of:=IF(([.Y$4]-[.$Q25]+1)&gt;0; ([.Y$4]-[.$Q25]+1) *4; &quot;-&quot;)" office:value-type="float" office:value="0.799999999999997" calcext:value-type="float">
            <text:p>0.799999999999997</text:p>
          </table:table-cell>
          <table:table-cell table:style-name="ce21" table:formula="of:=IF(([.Z$4]-[.$Q25]+1)&gt;0; ([.Z$4]-[.$Q25]+1) *4; &quot;-&quot;)" office:value-type="float" office:value="4.8" calcext:value-type="float">
            <text:p>4.8</text:p>
          </table:table-cell>
          <table:table-cell table:style-name="ce21" table:formula="of:=IF(([.AA$4]-[.$Q25]+1)&gt;0; ([.AA$4]-[.$Q25]+1) *4; &quot;-&quot;)" office:value-type="float" office:value="8.8" calcext:value-type="float">
            <text:p>8.8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23" calcext:value-type="float">
            <text:p>2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1" table:formula="of:=IF([.$C26]&lt;=[.E$4]; ([.E$4]-[.$D26]+1) *4; &quot;-&quot;)" office:value-type="string" office:string-value="-" calcext:value-type="string">
            <text:p>-</text:p>
          </table:table-cell>
          <table:table-cell table:style-name="ce21" table:formula="of:=IF([.$C26]&lt;=[.F$4]; ([.F$4]-[.$D26]+1) *4; &quot;-&quot;)" office:value-type="string" office:string-value="-" calcext:value-type="string">
            <text:p>-</text:p>
          </table:table-cell>
          <table:table-cell table:style-name="ce21" table:formula="of:=IF([.$C26]&lt;=[.G$4]; ([.G$4]-[.$D26]+1) *4; &quot;-&quot;)" office:value-type="string" office:string-value="-" calcext:value-type="string">
            <text:p>-</text:p>
          </table:table-cell>
          <table:table-cell table:style-name="ce21" table:formula="of:=IF([.$C26]&lt;=[.H$4]; ([.H$4]-[.$D26]+1) *4; &quot;-&quot;)" office:value-type="string" office:string-value="-" calcext:value-type="string">
            <text:p>-</text:p>
          </table:table-cell>
          <table:table-cell table:style-name="ce21" table:formula="of:=IF([.$C26]&lt;=[.I$4]; ([.I$4]-[.$D26]+1) *4; &quot;-&quot;)" office:value-type="string" office:string-value="-" calcext:value-type="string">
            <text:p>-</text:p>
          </table:table-cell>
          <table:table-cell table:style-name="ce21" table:formula="of:=IF([.$C26]&lt;=[.J$4]; ([.J$4]-[.$D26]+1) *4; &quot;-&quot;)" office:value-type="float" office:value="4" calcext:value-type="float">
            <text:p>4</text:p>
          </table:table-cell>
          <table:table-cell table:style-name="ce21" table:formula="of:=IF([.$C26]&lt;=[.K$4]; ([.K$4]-[.$D26]+1) *4; &quot;-&quot;)" office:value-type="float" office:value="8" calcext:value-type="float">
            <text:p>8</text:p>
          </table:table-cell>
          <table:table-cell table:style-name="ce21" table:formula="of:=IF([.$C26]&lt;=[.L$4]; ([.L$4]-[.$D26]+1) *4; &quot;-&quot;)" office:value-type="float" office:value="12" calcext:value-type="float">
            <text:p>12</text:p>
          </table:table-cell>
          <table:table-cell table:style-name="ce21" table:formula="of:=IF([.$C26]&lt;=[.M$4]; ([.M$4]-[.$D26]+1) *4; &quot;-&quot;)" office:value-type="float" office:value="16" calcext:value-type="float">
            <text:p>16</text:p>
          </table:table-cell>
          <table:table-cell table:style-name="ce21" table:formula="of:=IF([.$C26]&lt;=[.N$4]; ([.N$4]-[.$D26]+1) *4; &quot;-&quot;)" office:value-type="float" office:value="20" calcext:value-type="float">
            <text:p>20</text:p>
          </table:table-cell>
          <table:table-cell table:style-name="ce23"/>
          <table:table-cell table:style-name="ce22" table:formula="of:=IF([.B26]/2.5&lt;1; 1; [.B26]/2.5)" office:value-type="float" office:value="9.2" calcext:value-type="float">
            <text:p>9.2</text:p>
          </table:table-cell>
          <table:table-cell table:style-name="ce22" table:formula="of:=[.P26]" office:value-type="float" office:value="9.2" calcext:value-type="float">
            <text:p>9.2</text:p>
          </table:table-cell>
          <table:table-cell table:style-name="ce21" table:formula="of:=IF(([.R$4]-[.$Q26]+1)&gt;0; ([.R$4]-[.$Q26]+1) *4; &quot;-&quot;)" office:value-type="string" office:string-value="-" calcext:value-type="string">
            <text:p>-</text:p>
          </table:table-cell>
          <table:table-cell table:style-name="ce21" table:formula="of:=IF(([.S$4]-[.$Q26]+1)&gt;0; ([.S$4]-[.$Q26]+1) *4; &quot;-&quot;)" office:value-type="string" office:string-value="-" calcext:value-type="string">
            <text:p>-</text:p>
          </table:table-cell>
          <table:table-cell table:style-name="ce21" table:formula="of:=IF(([.T$4]-[.$Q26]+1)&gt;0; ([.T$4]-[.$Q26]+1) *4; &quot;-&quot;)" office:value-type="string" office:string-value="-" calcext:value-type="string">
            <text:p>-</text:p>
          </table:table-cell>
          <table:table-cell table:style-name="ce21" table:formula="of:=IF(([.U$4]-[.$Q26]+1)&gt;0; ([.U$4]-[.$Q26]+1) *4; &quot;-&quot;)" office:value-type="string" office:string-value="-" calcext:value-type="string">
            <text:p>-</text:p>
          </table:table-cell>
          <table:table-cell table:style-name="ce21" table:formula="of:=IF(([.V$4]-[.$Q26]+1)&gt;0; ([.V$4]-[.$Q26]+1) *4; &quot;-&quot;)" office:value-type="string" office:string-value="-" calcext:value-type="string">
            <text:p>-</text:p>
          </table:table-cell>
          <table:table-cell table:style-name="ce21" table:formula="of:=IF(([.W$4]-[.$Q26]+1)&gt;0; ([.W$4]-[.$Q26]+1) *4; &quot;-&quot;)" office:value-type="string" office:string-value="-" calcext:value-type="string">
            <text:p>-</text:p>
          </table:table-cell>
          <table:table-cell table:style-name="ce21" table:formula="of:=IF(([.X$4]-[.$Q26]+1)&gt;0; ([.X$4]-[.$Q26]+1) *4; &quot;-&quot;)" office:value-type="string" office:string-value="-" calcext:value-type="string">
            <text:p>-</text:p>
          </table:table-cell>
          <table:table-cell table:style-name="ce21" table:formula="of:=IF(([.Y$4]-[.$Q26]+1)&gt;0; ([.Y$4]-[.$Q26]+1) *4; &quot;-&quot;)" office:value-type="string" office:string-value="-" calcext:value-type="string">
            <text:p>-</text:p>
          </table:table-cell>
          <table:table-cell table:style-name="ce21" table:formula="of:=IF(([.Z$4]-[.$Q26]+1)&gt;0; ([.Z$4]-[.$Q26]+1) *4; &quot;-&quot;)" office:value-type="float" office:value="3.2" calcext:value-type="float">
            <text:p>3.2</text:p>
          </table:table-cell>
          <table:table-cell table:style-name="ce21" table:formula="of:=IF(([.AA$4]-[.$Q26]+1)&gt;0; ([.AA$4]-[.$Q26]+1) *4; &quot;-&quot;)" office:value-type="float" office:value="7.2" calcext:value-type="float">
            <text:p>7.2</text:p>
          </table:table-cell>
          <table:table-cell table:number-columns-repeated="997"/>
        </table:table-row>
        <table:table-row table:style-name="ro1">
          <table:table-cell/>
          <table:table-cell table:style-name="ce18" office:value-type="float" office:value="24" calcext:value-type="float">
            <text:p>24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21" table:formula="of:=IF([.$C27]&lt;=[.E$4]; ([.E$4]-[.$D27]+1) *4; &quot;-&quot;)" office:value-type="string" office:string-value="-" calcext:value-type="string">
            <text:p>-</text:p>
          </table:table-cell>
          <table:table-cell table:style-name="ce21" table:formula="of:=IF([.$C27]&lt;=[.F$4]; ([.F$4]-[.$D27]+1) *4; &quot;-&quot;)" office:value-type="string" office:string-value="-" calcext:value-type="string">
            <text:p>-</text:p>
          </table:table-cell>
          <table:table-cell table:style-name="ce21" table:formula="of:=IF([.$C27]&lt;=[.G$4]; ([.G$4]-[.$D27]+1) *4; &quot;-&quot;)" office:value-type="string" office:string-value="-" calcext:value-type="string">
            <text:p>-</text:p>
          </table:table-cell>
          <table:table-cell table:style-name="ce21" table:formula="of:=IF([.$C27]&lt;=[.H$4]; ([.H$4]-[.$D27]+1) *4; &quot;-&quot;)" office:value-type="string" office:string-value="-" calcext:value-type="string">
            <text:p>-</text:p>
          </table:table-cell>
          <table:table-cell table:style-name="ce21" table:formula="of:=IF([.$C27]&lt;=[.I$4]; ([.I$4]-[.$D27]+1) *4; &quot;-&quot;)" office:value-type="string" office:string-value="-" calcext:value-type="string">
            <text:p>-</text:p>
          </table:table-cell>
          <table:table-cell table:style-name="ce21" table:formula="of:=IF([.$C27]&lt;=[.J$4]; ([.J$4]-[.$D27]+1) *4; &quot;-&quot;)" office:value-type="float" office:value="4" calcext:value-type="float">
            <text:p>4</text:p>
          </table:table-cell>
          <table:table-cell table:style-name="ce21" table:formula="of:=IF([.$C27]&lt;=[.K$4]; ([.K$4]-[.$D27]+1) *4; &quot;-&quot;)" office:value-type="float" office:value="8" calcext:value-type="float">
            <text:p>8</text:p>
          </table:table-cell>
          <table:table-cell table:style-name="ce21" table:formula="of:=IF([.$C27]&lt;=[.L$4]; ([.L$4]-[.$D27]+1) *4; &quot;-&quot;)" office:value-type="float" office:value="12" calcext:value-type="float">
            <text:p>12</text:p>
          </table:table-cell>
          <table:table-cell table:style-name="ce21" table:formula="of:=IF([.$C27]&lt;=[.M$4]; ([.M$4]-[.$D27]+1) *4; &quot;-&quot;)" office:value-type="float" office:value="16" calcext:value-type="float">
            <text:p>16</text:p>
          </table:table-cell>
          <table:table-cell table:style-name="ce21" table:formula="of:=IF([.$C27]&lt;=[.N$4]; ([.N$4]-[.$D27]+1) *4; &quot;-&quot;)" office:value-type="float" office:value="20" calcext:value-type="float">
            <text:p>20</text:p>
          </table:table-cell>
          <table:table-cell table:style-name="ce23"/>
          <table:table-cell table:style-name="ce22" table:formula="of:=IF([.B27]/2.5&lt;1; 1; [.B27]/2.5)" office:value-type="float" office:value="9.6" calcext:value-type="float">
            <text:p>9.6</text:p>
          </table:table-cell>
          <table:table-cell table:style-name="ce22" table:formula="of:=[.P27]" office:value-type="float" office:value="9.6" calcext:value-type="float">
            <text:p>9.6</text:p>
          </table:table-cell>
          <table:table-cell table:style-name="ce21" table:formula="of:=IF(([.R$4]-[.$Q27]+1)&gt;0; ([.R$4]-[.$Q27]+1) *4; &quot;-&quot;)" office:value-type="string" office:string-value="-" calcext:value-type="string">
            <text:p>-</text:p>
          </table:table-cell>
          <table:table-cell table:style-name="ce21" table:formula="of:=IF(([.S$4]-[.$Q27]+1)&gt;0; ([.S$4]-[.$Q27]+1) *4; &quot;-&quot;)" office:value-type="string" office:string-value="-" calcext:value-type="string">
            <text:p>-</text:p>
          </table:table-cell>
          <table:table-cell table:style-name="ce21" table:formula="of:=IF(([.T$4]-[.$Q27]+1)&gt;0; ([.T$4]-[.$Q27]+1) *4; &quot;-&quot;)" office:value-type="string" office:string-value="-" calcext:value-type="string">
            <text:p>-</text:p>
          </table:table-cell>
          <table:table-cell table:style-name="ce21" table:formula="of:=IF(([.U$4]-[.$Q27]+1)&gt;0; ([.U$4]-[.$Q27]+1) *4; &quot;-&quot;)" office:value-type="string" office:string-value="-" calcext:value-type="string">
            <text:p>-</text:p>
          </table:table-cell>
          <table:table-cell table:style-name="ce21" table:formula="of:=IF(([.V$4]-[.$Q27]+1)&gt;0; ([.V$4]-[.$Q27]+1) *4; &quot;-&quot;)" office:value-type="string" office:string-value="-" calcext:value-type="string">
            <text:p>-</text:p>
          </table:table-cell>
          <table:table-cell table:style-name="ce21" table:formula="of:=IF(([.W$4]-[.$Q27]+1)&gt;0; ([.W$4]-[.$Q27]+1) *4; &quot;-&quot;)" office:value-type="string" office:string-value="-" calcext:value-type="string">
            <text:p>-</text:p>
          </table:table-cell>
          <table:table-cell table:style-name="ce21" table:formula="of:=IF(([.X$4]-[.$Q27]+1)&gt;0; ([.X$4]-[.$Q27]+1) *4; &quot;-&quot;)" office:value-type="string" office:string-value="-" calcext:value-type="string">
            <text:p>-</text:p>
          </table:table-cell>
          <table:table-cell table:style-name="ce21" table:formula="of:=IF(([.Y$4]-[.$Q27]+1)&gt;0; ([.Y$4]-[.$Q27]+1) *4; &quot;-&quot;)" office:value-type="string" office:string-value="-" calcext:value-type="string">
            <text:p>-</text:p>
          </table:table-cell>
          <table:table-cell table:style-name="ce21" table:formula="of:=IF(([.Z$4]-[.$Q27]+1)&gt;0; ([.Z$4]-[.$Q27]+1) *4; &quot;-&quot;)" office:value-type="float" office:value="1.6" calcext:value-type="float">
            <text:p>1.6</text:p>
          </table:table-cell>
          <table:table-cell table:style-name="ce21" table:formula="of:=IF(([.AA$4]-[.$Q27]+1)&gt;0; ([.AA$4]-[.$Q27]+1) *4; &quot;-&quot;)" office:value-type="float" office:value="5.6" calcext:value-type="float">
            <text:p>5.6</text:p>
          </table:table-cell>
          <table:table-cell table:number-columns-repeated="997"/>
        </table:table-row>
        <table:table-row table:style-name="ro1" table:number-rows-repeated="5">
          <table:table-cell table:number-columns-repeated="4"/>
          <table:table-cell table:style-name="ce17" table:number-columns-repeated="10"/>
          <table:table-cell table:style-name="ce23" table:number-columns-repeated="3"/>
          <table:table-cell table:number-columns-repeated="100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16:03.50745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3:28:16.615085343</meta:creation-date>
    <dc:date>2019-12-30T17:22:51.652888516</dc:date>
    <meta:editing-duration>PT2H4M</meta:editing-duration>
    <meta:editing-cycles>31</meta:editing-cycles>
    <meta:generator>LibreOffice/6.0.7.3$Linux_X86_64 LibreOffice_project/00m0$Build-3</meta:generator>
    <meta:document-statistic meta:table-count="2" meta:cell-count="795" meta:object-count="0"/>
  </office:meta>
</office:document-meta>
</file>